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64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42.3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2pt"/>
    </style:style>
    <style:style style:name="co6" style:family="table-column">
      <style:table-column-properties fo:break-before="auto" style:column-width="59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ime_corb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3318" calcext:value-type="float">
            <text:p>763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3942" calcext:value-type="float">
            <text:p>763942</text:p>
          </table:table-cell>
          <table:table-cell table:formula="of:=[.D2]-[.D1]"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043" calcext:value-type="float">
            <text:p>764043</text:p>
          </table:table-cell>
          <table:table-cell table:formula="of:=[.D3]-[.D2]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145" calcext:value-type="float">
            <text:p>764145</text:p>
          </table:table-cell>
          <table:table-cell table:formula="of:=[.D4]-[.D3]" office:value-type="float" office:value="102" calcext:value-type="float">
            <text:p>102</text:p>
          </table:table-cell>
          <table:table-cell table:formula="of:=[.D4]-[.D1]"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174" calcext:value-type="float">
            <text:p>764174</text:p>
          </table:table-cell>
          <table:table-cell table:formula="of:=[.D5]-[.D4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226" calcext:value-type="float">
            <text:p>764226</text:p>
          </table:table-cell>
          <table:table-cell table:formula="of:=[.D6]-[.D5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237" calcext:value-type="float">
            <text:p>764237</text:p>
          </table:table-cell>
          <table:table-cell table:formula="of:=[.D7]-[.D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272" calcext:value-type="float">
            <text:p>764272</text:p>
          </table:table-cell>
          <table:table-cell table:formula="of:=[.D8]-[.D7]" office:value-type="float" office:value="35" calcext:value-type="float">
            <text:p>35</text:p>
          </table:table-cell>
          <table:table-cell table:formula="of:=[.D8]-[.D5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287" calcext:value-type="float">
            <text:p>764287</text:p>
          </table:table-cell>
          <table:table-cell table:formula="of:=[.D9]-[.D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331" calcext:value-type="float">
            <text:p>764331</text:p>
          </table:table-cell>
          <table:table-cell table:formula="of:=[.D10]-[.D9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341" calcext:value-type="float">
            <text:p>764341</text:p>
          </table:table-cell>
          <table:table-cell table:formula="of:=[.D11]-[.D1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372" calcext:value-type="float">
            <text:p>764372</text:p>
          </table:table-cell>
          <table:table-cell table:formula="of:=[.D12]-[.D11]" office:value-type="float" office:value="31" calcext:value-type="float">
            <text:p>31</text:p>
          </table:table-cell>
          <table:table-cell table:formula="of:=[.D12]-[.D9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386" calcext:value-type="float">
            <text:p>764386</text:p>
          </table:table-cell>
          <table:table-cell table:formula="of:=[.D13]-[.D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427" calcext:value-type="float">
            <text:p>764427</text:p>
          </table:table-cell>
          <table:table-cell table:formula="of:=[.D14]-[.D13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438" calcext:value-type="float">
            <text:p>764438</text:p>
          </table:table-cell>
          <table:table-cell table:formula="of:=[.D15]-[.D1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468" calcext:value-type="float">
            <text:p>764468</text:p>
          </table:table-cell>
          <table:table-cell table:formula="of:=[.D16]-[.D15]" office:value-type="float" office:value="30" calcext:value-type="float">
            <text:p>30</text:p>
          </table:table-cell>
          <table:table-cell table:formula="of:=[.D16]-[.D13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481" calcext:value-type="float">
            <text:p>764481</text:p>
          </table:table-cell>
          <table:table-cell table:formula="of:=[.D17]-[.D16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521" calcext:value-type="float">
            <text:p>764521</text:p>
          </table:table-cell>
          <table:table-cell table:formula="of:=[.D18]-[.D1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531" calcext:value-type="float">
            <text:p>764531</text:p>
          </table:table-cell>
          <table:table-cell table:formula="of:=[.D19]-[.D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561" calcext:value-type="float">
            <text:p>764561</text:p>
          </table:table-cell>
          <table:table-cell table:formula="of:=[.D20]-[.D19]" office:value-type="float" office:value="30" calcext:value-type="float">
            <text:p>30</text:p>
          </table:table-cell>
          <table:table-cell table:formula="of:=[.D20]-[.D17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574" calcext:value-type="float">
            <text:p>764574</text:p>
          </table:table-cell>
          <table:table-cell table:formula="of:=[.D21]-[.D20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613" calcext:value-type="float">
            <text:p>764613</text:p>
          </table:table-cell>
          <table:table-cell table:formula="of:=[.D22]-[.D21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623" calcext:value-type="float">
            <text:p>764623</text:p>
          </table:table-cell>
          <table:table-cell table:formula="of:=[.D23]-[.D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653" calcext:value-type="float">
            <text:p>764653</text:p>
          </table:table-cell>
          <table:table-cell table:formula="of:=[.D24]-[.D23]" office:value-type="float" office:value="30" calcext:value-type="float">
            <text:p>30</text:p>
          </table:table-cell>
          <table:table-cell table:formula="of:=[.D24]-[.D21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666" calcext:value-type="float">
            <text:p>764666</text:p>
          </table:table-cell>
          <table:table-cell table:formula="of:=[.D25]-[.D2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705" calcext:value-type="float">
            <text:p>764705</text:p>
          </table:table-cell>
          <table:table-cell table:formula="of:=[.D26]-[.D25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715" calcext:value-type="float">
            <text:p>764715</text:p>
          </table:table-cell>
          <table:table-cell table:formula="of:=[.D27]-[.D2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744" calcext:value-type="float">
            <text:p>764744</text:p>
          </table:table-cell>
          <table:table-cell table:formula="of:=[.D28]-[.D27]" office:value-type="float" office:value="29" calcext:value-type="float">
            <text:p>29</text:p>
          </table:table-cell>
          <table:table-cell table:formula="of:=[.D28]-[.D2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758" calcext:value-type="float">
            <text:p>764758</text:p>
          </table:table-cell>
          <table:table-cell table:formula="of:=[.D29]-[.D2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797" calcext:value-type="float">
            <text:p>764797</text:p>
          </table:table-cell>
          <table:table-cell table:formula="of:=[.D30]-[.D29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806" calcext:value-type="float">
            <text:p>764806</text:p>
          </table:table-cell>
          <table:table-cell table:formula="of:=[.D31]-[.D30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836" calcext:value-type="float">
            <text:p>764836</text:p>
          </table:table-cell>
          <table:table-cell table:formula="of:=[.D32]-[.D31]" office:value-type="float" office:value="30" calcext:value-type="float">
            <text:p>30</text:p>
          </table:table-cell>
          <table:table-cell table:formula="of:=[.D32]-[.D29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849" calcext:value-type="float">
            <text:p>764849</text:p>
          </table:table-cell>
          <table:table-cell table:formula="of:=[.D33]-[.D32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889" calcext:value-type="float">
            <text:p>764889</text:p>
          </table:table-cell>
          <table:table-cell table:formula="of:=[.D34]-[.D33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899" calcext:value-type="float">
            <text:p>764899</text:p>
          </table:table-cell>
          <table:table-cell table:formula="of:=[.D35]-[.D3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929" calcext:value-type="float">
            <text:p>764929</text:p>
          </table:table-cell>
          <table:table-cell table:formula="of:=[.D36]-[.D35]" office:value-type="float" office:value="30" calcext:value-type="float">
            <text:p>30</text:p>
          </table:table-cell>
          <table:table-cell table:formula="of:=[.D36]-[.D33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942" calcext:value-type="float">
            <text:p>764942</text:p>
          </table:table-cell>
          <table:table-cell table:formula="of:=[.D37]-[.D36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981" calcext:value-type="float">
            <text:p>764981</text:p>
          </table:table-cell>
          <table:table-cell table:formula="of:=[.D38]-[.D37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4991" calcext:value-type="float">
            <text:p>764991</text:p>
          </table:table-cell>
          <table:table-cell table:formula="of:=[.D39]-[.D3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020" calcext:value-type="float">
            <text:p>765020</text:p>
          </table:table-cell>
          <table:table-cell table:formula="of:=[.D40]-[.D39]" office:value-type="float" office:value="29" calcext:value-type="float">
            <text:p>29</text:p>
          </table:table-cell>
          <table:table-cell table:formula="of:=[.D40]-[.D3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034" calcext:value-type="float">
            <text:p>765034</text:p>
          </table:table-cell>
          <table:table-cell table:formula="of:=[.D41]-[.D4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072" calcext:value-type="float">
            <text:p>765072</text:p>
          </table:table-cell>
          <table:table-cell table:formula="of:=[.D42]-[.D41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082" calcext:value-type="float">
            <text:p>765082</text:p>
          </table:table-cell>
          <table:table-cell table:formula="of:=[.D43]-[.D4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112" calcext:value-type="float">
            <text:p>765112</text:p>
          </table:table-cell>
          <table:table-cell table:formula="of:=[.D44]-[.D43]" office:value-type="float" office:value="30" calcext:value-type="float">
            <text:p>30</text:p>
          </table:table-cell>
          <table:table-cell table:formula="of:=[.D44]-[.D41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125" calcext:value-type="float">
            <text:p>765125</text:p>
          </table:table-cell>
          <table:table-cell table:formula="of:=[.D45]-[.D4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164" calcext:value-type="float">
            <text:p>765164</text:p>
          </table:table-cell>
          <table:table-cell table:formula="of:=[.D46]-[.D45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174" calcext:value-type="float">
            <text:p>765174</text:p>
          </table:table-cell>
          <table:table-cell table:formula="of:=[.D47]-[.D4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204" calcext:value-type="float">
            <text:p>765204</text:p>
          </table:table-cell>
          <table:table-cell table:formula="of:=[.D48]-[.D47]" office:value-type="float" office:value="30" calcext:value-type="float">
            <text:p>30</text:p>
          </table:table-cell>
          <table:table-cell table:formula="of:=[.D48]-[.D45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217" calcext:value-type="float">
            <text:p>765217</text:p>
          </table:table-cell>
          <table:table-cell table:formula="of:=[.D49]-[.D48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256" calcext:value-type="float">
            <text:p>765256</text:p>
          </table:table-cell>
          <table:table-cell table:formula="of:=[.D50]-[.D49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266" calcext:value-type="float">
            <text:p>765266</text:p>
          </table:table-cell>
          <table:table-cell table:formula="of:=[.D51]-[.D5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295" calcext:value-type="float">
            <text:p>765295</text:p>
          </table:table-cell>
          <table:table-cell table:formula="of:=[.D52]-[.D51]" office:value-type="float" office:value="29" calcext:value-type="float">
            <text:p>29</text:p>
          </table:table-cell>
          <table:table-cell table:formula="of:=[.D52]-[.D49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309" calcext:value-type="float">
            <text:p>765309</text:p>
          </table:table-cell>
          <table:table-cell table:formula="of:=[.D53]-[.D5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348" calcext:value-type="float">
            <text:p>765348</text:p>
          </table:table-cell>
          <table:table-cell table:formula="of:=[.D54]-[.D53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358" calcext:value-type="float">
            <text:p>765358</text:p>
          </table:table-cell>
          <table:table-cell table:formula="of:=[.D55]-[.D5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387" calcext:value-type="float">
            <text:p>765387</text:p>
          </table:table-cell>
          <table:table-cell table:formula="of:=[.D56]-[.D55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401" calcext:value-type="float">
            <text:p>765401</text:p>
          </table:table-cell>
          <table:table-cell table:formula="of:=[.D57]-[.D5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439" calcext:value-type="float">
            <text:p>765439</text:p>
          </table:table-cell>
          <table:table-cell table:formula="of:=[.D58]-[.D57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449" calcext:value-type="float">
            <text:p>765449</text:p>
          </table:table-cell>
          <table:table-cell table:formula="of:=[.D59]-[.D5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478" calcext:value-type="float">
            <text:p>765478</text:p>
          </table:table-cell>
          <table:table-cell table:formula="of:=[.D60]-[.D59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492" calcext:value-type="float">
            <text:p>765492</text:p>
          </table:table-cell>
          <table:table-cell table:formula="of:=[.D61]-[.D6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530" calcext:value-type="float">
            <text:p>765530</text:p>
          </table:table-cell>
          <table:table-cell table:formula="of:=[.D62]-[.D61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540" calcext:value-type="float">
            <text:p>765540</text:p>
          </table:table-cell>
          <table:table-cell table:formula="of:=[.D63]-[.D6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570" calcext:value-type="float">
            <text:p>765570</text:p>
          </table:table-cell>
          <table:table-cell table:formula="of:=[.D64]-[.D6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583" calcext:value-type="float">
            <text:p>765583</text:p>
          </table:table-cell>
          <table:table-cell table:formula="of:=[.D65]-[.D6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621" calcext:value-type="float">
            <text:p>765621</text:p>
          </table:table-cell>
          <table:table-cell table:formula="of:=[.D66]-[.D65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631" calcext:value-type="float">
            <text:p>765631</text:p>
          </table:table-cell>
          <table:table-cell table:formula="of:=[.D67]-[.D6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661" calcext:value-type="float">
            <text:p>765661</text:p>
          </table:table-cell>
          <table:table-cell table:formula="of:=[.D68]-[.D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675" calcext:value-type="float">
            <text:p>765675</text:p>
          </table:table-cell>
          <table:table-cell table:formula="of:=[.D69]-[.D6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714" calcext:value-type="float">
            <text:p>765714</text:p>
          </table:table-cell>
          <table:table-cell table:formula="of:=[.D70]-[.D69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724" calcext:value-type="float">
            <text:p>765724</text:p>
          </table:table-cell>
          <table:table-cell table:formula="of:=[.D71]-[.D7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753" calcext:value-type="float">
            <text:p>765753</text:p>
          </table:table-cell>
          <table:table-cell table:formula="of:=[.D72]-[.D71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767" calcext:value-type="float">
            <text:p>765767</text:p>
          </table:table-cell>
          <table:table-cell table:formula="of:=[.D73]-[.D7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805" calcext:value-type="float">
            <text:p>765805</text:p>
          </table:table-cell>
          <table:table-cell table:formula="of:=[.D74]-[.D73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815" calcext:value-type="float">
            <text:p>765815</text:p>
          </table:table-cell>
          <table:table-cell table:formula="of:=[.D75]-[.D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844" calcext:value-type="float">
            <text:p>765844</text:p>
          </table:table-cell>
          <table:table-cell table:formula="of:=[.D76]-[.D75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858" calcext:value-type="float">
            <text:p>765858</text:p>
          </table:table-cell>
          <table:table-cell table:formula="of:=[.D77]-[.D7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897" calcext:value-type="float">
            <text:p>765897</text:p>
          </table:table-cell>
          <table:table-cell table:formula="of:=[.D78]-[.D77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906" calcext:value-type="float">
            <text:p>765906</text:p>
          </table:table-cell>
          <table:table-cell table:formula="of:=[.D79]-[.D7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936" calcext:value-type="float">
            <text:p>765936</text:p>
          </table:table-cell>
          <table:table-cell table:formula="of:=[.D80]-[.D7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949" calcext:value-type="float">
            <text:p>765949</text:p>
          </table:table-cell>
          <table:table-cell table:formula="of:=[.D81]-[.D80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988" calcext:value-type="float">
            <text:p>765988</text:p>
          </table:table-cell>
          <table:table-cell table:formula="of:=[.D82]-[.D81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5998" calcext:value-type="float">
            <text:p>765998</text:p>
          </table:table-cell>
          <table:table-cell table:formula="of:=[.D83]-[.D8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027" calcext:value-type="float">
            <text:p>766027</text:p>
          </table:table-cell>
          <table:table-cell table:formula="of:=[.D84]-[.D83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040" calcext:value-type="float">
            <text:p>766040</text:p>
          </table:table-cell>
          <table:table-cell table:formula="of:=[.D85]-[.D8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080" calcext:value-type="float">
            <text:p>766080</text:p>
          </table:table-cell>
          <table:table-cell table:formula="of:=[.D86]-[.D8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089" calcext:value-type="float">
            <text:p>766089</text:p>
          </table:table-cell>
          <table:table-cell table:formula="of:=[.D87]-[.D86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119" calcext:value-type="float">
            <text:p>766119</text:p>
          </table:table-cell>
          <table:table-cell table:formula="of:=[.D88]-[.D8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132" calcext:value-type="float">
            <text:p>766132</text:p>
          </table:table-cell>
          <table:table-cell table:formula="of:=[.D89]-[.D88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171" calcext:value-type="float">
            <text:p>766171</text:p>
          </table:table-cell>
          <table:table-cell table:formula="of:=[.D90]-[.D89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181" calcext:value-type="float">
            <text:p>766181</text:p>
          </table:table-cell>
          <table:table-cell table:formula="of:=[.D91]-[.D9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210" calcext:value-type="float">
            <text:p>766210</text:p>
          </table:table-cell>
          <table:table-cell table:formula="of:=[.D92]-[.D91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224" calcext:value-type="float">
            <text:p>766224</text:p>
          </table:table-cell>
          <table:table-cell table:formula="of:=[.D93]-[.D9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263" calcext:value-type="float">
            <text:p>766263</text:p>
          </table:table-cell>
          <table:table-cell table:formula="of:=[.D94]-[.D93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273" calcext:value-type="float">
            <text:p>766273</text:p>
          </table:table-cell>
          <table:table-cell table:formula="of:=[.D95]-[.D9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302" calcext:value-type="float">
            <text:p>766302</text:p>
          </table:table-cell>
          <table:table-cell table:formula="of:=[.D96]-[.D95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316" calcext:value-type="float">
            <text:p>766316</text:p>
          </table:table-cell>
          <table:table-cell table:formula="of:=[.D97]-[.D9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356" calcext:value-type="float">
            <text:p>766356</text:p>
          </table:table-cell>
          <table:table-cell table:formula="of:=[.D98]-[.D9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366" calcext:value-type="float">
            <text:p>766366</text:p>
          </table:table-cell>
          <table:table-cell table:formula="of:=[.D99]-[.D9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395" calcext:value-type="float">
            <text:p>766395</text:p>
          </table:table-cell>
          <table:table-cell table:formula="of:=[.D100]-[.D99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408" calcext:value-type="float">
            <text:p>766408</text:p>
          </table:table-cell>
          <table:table-cell table:formula="of:=[.D101]-[.D100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447" calcext:value-type="float">
            <text:p>766447</text:p>
          </table:table-cell>
          <table:table-cell table:formula="of:=[.D102]-[.D101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457" calcext:value-type="float">
            <text:p>766457</text:p>
          </table:table-cell>
          <table:table-cell table:formula="of:=[.D103]-[.D10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486" calcext:value-type="float">
            <text:p>766486</text:p>
          </table:table-cell>
          <table:table-cell table:formula="of:=[.D104]-[.D103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500" calcext:value-type="float">
            <text:p>766500</text:p>
          </table:table-cell>
          <table:table-cell table:formula="of:=[.D105]-[.D10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539" calcext:value-type="float">
            <text:p>766539</text:p>
          </table:table-cell>
          <table:table-cell table:formula="of:=[.D106]-[.D105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549" calcext:value-type="float">
            <text:p>766549</text:p>
          </table:table-cell>
          <table:table-cell table:formula="of:=[.D107]-[.D10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578" calcext:value-type="float">
            <text:p>766578</text:p>
          </table:table-cell>
          <table:table-cell table:formula="of:=[.D108]-[.D107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591" calcext:value-type="float">
            <text:p>766591</text:p>
          </table:table-cell>
          <table:table-cell table:formula="of:=[.D109]-[.D108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629" calcext:value-type="float">
            <text:p>766629</text:p>
          </table:table-cell>
          <table:table-cell table:formula="of:=[.D110]-[.D109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639" calcext:value-type="float">
            <text:p>766639</text:p>
          </table:table-cell>
          <table:table-cell table:formula="of:=[.D111]-[.D11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668" calcext:value-type="float">
            <text:p>766668</text:p>
          </table:table-cell>
          <table:table-cell table:formula="of:=[.D112]-[.D111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682" calcext:value-type="float">
            <text:p>766682</text:p>
          </table:table-cell>
          <table:table-cell table:formula="of:=[.D113]-[.D1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720" calcext:value-type="float">
            <text:p>766720</text:p>
          </table:table-cell>
          <table:table-cell table:formula="of:=[.D114]-[.D113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730" calcext:value-type="float">
            <text:p>766730</text:p>
          </table:table-cell>
          <table:table-cell table:formula="of:=[.D115]-[.D11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759" calcext:value-type="float">
            <text:p>766759</text:p>
          </table:table-cell>
          <table:table-cell table:formula="of:=[.D116]-[.D115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772" calcext:value-type="float">
            <text:p>766772</text:p>
          </table:table-cell>
          <table:table-cell table:formula="of:=[.D117]-[.D116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810" calcext:value-type="float">
            <text:p>766810</text:p>
          </table:table-cell>
          <table:table-cell table:formula="of:=[.D118]-[.D117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820" calcext:value-type="float">
            <text:p>766820</text:p>
          </table:table-cell>
          <table:table-cell table:formula="of:=[.D119]-[.D1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850" calcext:value-type="float">
            <text:p>766850</text:p>
          </table:table-cell>
          <table:table-cell table:formula="of:=[.D120]-[.D11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863" calcext:value-type="float">
            <text:p>766863</text:p>
          </table:table-cell>
          <table:table-cell table:formula="of:=[.D121]-[.D120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902" calcext:value-type="float">
            <text:p>766902</text:p>
          </table:table-cell>
          <table:table-cell table:formula="of:=[.D122]-[.D121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912" calcext:value-type="float">
            <text:p>766912</text:p>
          </table:table-cell>
          <table:table-cell table:formula="of:=[.D123]-[.D1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942" calcext:value-type="float">
            <text:p>766942</text:p>
          </table:table-cell>
          <table:table-cell table:formula="of:=[.D124]-[.D12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955" calcext:value-type="float">
            <text:p>766955</text:p>
          </table:table-cell>
          <table:table-cell table:formula="of:=[.D125]-[.D12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6994" calcext:value-type="float">
            <text:p>766994</text:p>
          </table:table-cell>
          <table:table-cell table:formula="of:=[.D126]-[.D125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004" calcext:value-type="float">
            <text:p>767004</text:p>
          </table:table-cell>
          <table:table-cell table:formula="of:=[.D127]-[.D12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033" calcext:value-type="float">
            <text:p>767033</text:p>
          </table:table-cell>
          <table:table-cell table:formula="of:=[.D128]-[.D127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047" calcext:value-type="float">
            <text:p>767047</text:p>
          </table:table-cell>
          <table:table-cell table:formula="of:=[.D129]-[.D12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086" calcext:value-type="float">
            <text:p>767086</text:p>
          </table:table-cell>
          <table:table-cell table:formula="of:=[.D130]-[.D129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096" calcext:value-type="float">
            <text:p>767096</text:p>
          </table:table-cell>
          <table:table-cell table:formula="of:=[.D131]-[.D13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125" calcext:value-type="float">
            <text:p>767125</text:p>
          </table:table-cell>
          <table:table-cell table:formula="of:=[.D132]-[.D131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138" calcext:value-type="float">
            <text:p>767138</text:p>
          </table:table-cell>
          <table:table-cell table:formula="of:=[.D133]-[.D132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178" calcext:value-type="float">
            <text:p>767178</text:p>
          </table:table-cell>
          <table:table-cell table:formula="of:=[.D134]-[.D133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188" calcext:value-type="float">
            <text:p>767188</text:p>
          </table:table-cell>
          <table:table-cell table:formula="of:=[.D135]-[.D13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217" calcext:value-type="float">
            <text:p>767217</text:p>
          </table:table-cell>
          <table:table-cell table:formula="of:=[.D136]-[.D135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230" calcext:value-type="float">
            <text:p>767230</text:p>
          </table:table-cell>
          <table:table-cell table:formula="of:=[.D137]-[.D136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269" calcext:value-type="float">
            <text:p>767269</text:p>
          </table:table-cell>
          <table:table-cell table:formula="of:=[.D138]-[.D137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279" calcext:value-type="float">
            <text:p>767279</text:p>
          </table:table-cell>
          <table:table-cell table:formula="of:=[.D139]-[.D13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309" calcext:value-type="float">
            <text:p>767309</text:p>
          </table:table-cell>
          <table:table-cell table:formula="of:=[.D140]-[.D13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322" calcext:value-type="float">
            <text:p>767322</text:p>
          </table:table-cell>
          <table:table-cell table:formula="of:=[.D141]-[.D140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360" calcext:value-type="float">
            <text:p>767360</text:p>
          </table:table-cell>
          <table:table-cell table:formula="of:=[.D142]-[.D141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370" calcext:value-type="float">
            <text:p>767370</text:p>
          </table:table-cell>
          <table:table-cell table:formula="of:=[.D143]-[.D14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400" calcext:value-type="float">
            <text:p>767400</text:p>
          </table:table-cell>
          <table:table-cell table:formula="of:=[.D144]-[.D14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413" calcext:value-type="float">
            <text:p>767413</text:p>
          </table:table-cell>
          <table:table-cell table:formula="of:=[.D145]-[.D14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451" calcext:value-type="float">
            <text:p>767451</text:p>
          </table:table-cell>
          <table:table-cell table:formula="of:=[.D146]-[.D145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461" calcext:value-type="float">
            <text:p>767461</text:p>
          </table:table-cell>
          <table:table-cell table:formula="of:=[.D147]-[.D14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490" calcext:value-type="float">
            <text:p>767490</text:p>
          </table:table-cell>
          <table:table-cell table:formula="of:=[.D148]-[.D147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504" calcext:value-type="float">
            <text:p>767504</text:p>
          </table:table-cell>
          <table:table-cell table:formula="of:=[.D149]-[.D14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543" calcext:value-type="float">
            <text:p>767543</text:p>
          </table:table-cell>
          <table:table-cell table:formula="of:=[.D150]-[.D149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553" calcext:value-type="float">
            <text:p>767553</text:p>
          </table:table-cell>
          <table:table-cell table:formula="of:=[.D151]-[.D15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582" calcext:value-type="float">
            <text:p>767582</text:p>
          </table:table-cell>
          <table:table-cell table:formula="of:=[.D152]-[.D151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596" calcext:value-type="float">
            <text:p>767596</text:p>
          </table:table-cell>
          <table:table-cell table:formula="of:=[.D153]-[.D15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635" calcext:value-type="float">
            <text:p>767635</text:p>
          </table:table-cell>
          <table:table-cell table:formula="of:=[.D154]-[.D153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645" calcext:value-type="float">
            <text:p>767645</text:p>
          </table:table-cell>
          <table:table-cell table:formula="of:=[.D155]-[.D15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675" calcext:value-type="float">
            <text:p>767675</text:p>
          </table:table-cell>
          <table:table-cell table:formula="of:=[.D156]-[.D15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688" calcext:value-type="float">
            <text:p>767688</text:p>
          </table:table-cell>
          <table:table-cell table:formula="of:=[.D157]-[.D156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727" calcext:value-type="float">
            <text:p>767727</text:p>
          </table:table-cell>
          <table:table-cell table:formula="of:=[.D158]-[.D157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737" calcext:value-type="float">
            <text:p>767737</text:p>
          </table:table-cell>
          <table:table-cell table:formula="of:=[.D159]-[.D15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766" calcext:value-type="float">
            <text:p>767766</text:p>
          </table:table-cell>
          <table:table-cell table:formula="of:=[.D160]-[.D159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780" calcext:value-type="float">
            <text:p>767780</text:p>
          </table:table-cell>
          <table:table-cell table:formula="of:=[.D161]-[.D16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818" calcext:value-type="float">
            <text:p>767818</text:p>
          </table:table-cell>
          <table:table-cell table:formula="of:=[.D162]-[.D161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828" calcext:value-type="float">
            <text:p>767828</text:p>
          </table:table-cell>
          <table:table-cell table:formula="of:=[.D163]-[.D16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864" calcext:value-type="float">
            <text:p>767864</text:p>
          </table:table-cell>
          <table:table-cell table:formula="of:=[.D164]-[.D163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878" calcext:value-type="float">
            <text:p>767878</text:p>
          </table:table-cell>
          <table:table-cell table:formula="of:=[.D165]-[.D16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918" calcext:value-type="float">
            <text:p>767918</text:p>
          </table:table-cell>
          <table:table-cell table:formula="of:=[.D166]-[.D16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928" calcext:value-type="float">
            <text:p>767928</text:p>
          </table:table-cell>
          <table:table-cell table:formula="of:=[.D167]-[.D16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957" calcext:value-type="float">
            <text:p>767957</text:p>
          </table:table-cell>
          <table:table-cell table:formula="of:=[.D168]-[.D167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7970" calcext:value-type="float">
            <text:p>767970</text:p>
          </table:table-cell>
          <table:table-cell table:formula="of:=[.D169]-[.D168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009" calcext:value-type="float">
            <text:p>768009</text:p>
          </table:table-cell>
          <table:table-cell table:formula="of:=[.D170]-[.D169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019" calcext:value-type="float">
            <text:p>768019</text:p>
          </table:table-cell>
          <table:table-cell table:formula="of:=[.D171]-[.D17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048" calcext:value-type="float">
            <text:p>768048</text:p>
          </table:table-cell>
          <table:table-cell table:formula="of:=[.D172]-[.D171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061" calcext:value-type="float">
            <text:p>768061</text:p>
          </table:table-cell>
          <table:table-cell table:formula="of:=[.D173]-[.D172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101" calcext:value-type="float">
            <text:p>768101</text:p>
          </table:table-cell>
          <table:table-cell table:formula="of:=[.D174]-[.D173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110" calcext:value-type="float">
            <text:p>768110</text:p>
          </table:table-cell>
          <table:table-cell table:formula="of:=[.D175]-[.D17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156" calcext:value-type="float">
            <text:p>768156</text:p>
          </table:table-cell>
          <table:table-cell table:formula="of:=[.D176]-[.D175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171" calcext:value-type="float">
            <text:p>768171</text:p>
          </table:table-cell>
          <table:table-cell table:formula="of:=[.D177]-[.D17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214" calcext:value-type="float">
            <text:p>768214</text:p>
          </table:table-cell>
          <table:table-cell table:formula="of:=[.D178]-[.D177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225" calcext:value-type="float">
            <text:p>768225</text:p>
          </table:table-cell>
          <table:table-cell table:formula="of:=[.D179]-[.D17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257" calcext:value-type="float">
            <text:p>768257</text:p>
          </table:table-cell>
          <table:table-cell table:formula="of:=[.D180]-[.D17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272" calcext:value-type="float">
            <text:p>768272</text:p>
          </table:table-cell>
          <table:table-cell table:formula="of:=[.D181]-[.D18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315" calcext:value-type="float">
            <text:p>768315</text:p>
          </table:table-cell>
          <table:table-cell table:formula="of:=[.D182]-[.D181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326" calcext:value-type="float">
            <text:p>768326</text:p>
          </table:table-cell>
          <table:table-cell table:formula="of:=[.D183]-[.D18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358" calcext:value-type="float">
            <text:p>768358</text:p>
          </table:table-cell>
          <table:table-cell table:formula="of:=[.D184]-[.D18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372" calcext:value-type="float">
            <text:p>768372</text:p>
          </table:table-cell>
          <table:table-cell table:formula="of:=[.D185]-[.D18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415" calcext:value-type="float">
            <text:p>768415</text:p>
          </table:table-cell>
          <table:table-cell table:formula="of:=[.D186]-[.D185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426" calcext:value-type="float">
            <text:p>768426</text:p>
          </table:table-cell>
          <table:table-cell table:formula="of:=[.D187]-[.D18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458" calcext:value-type="float">
            <text:p>768458</text:p>
          </table:table-cell>
          <table:table-cell table:formula="of:=[.D188]-[.D18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473" calcext:value-type="float">
            <text:p>768473</text:p>
          </table:table-cell>
          <table:table-cell table:formula="of:=[.D189]-[.D18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516" calcext:value-type="float">
            <text:p>768516</text:p>
          </table:table-cell>
          <table:table-cell table:formula="of:=[.D190]-[.D189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527" calcext:value-type="float">
            <text:p>768527</text:p>
          </table:table-cell>
          <table:table-cell table:formula="of:=[.D191]-[.D19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559" calcext:value-type="float">
            <text:p>768559</text:p>
          </table:table-cell>
          <table:table-cell table:formula="of:=[.D192]-[.D191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574" calcext:value-type="float">
            <text:p>768574</text:p>
          </table:table-cell>
          <table:table-cell table:formula="of:=[.D193]-[.D19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617" calcext:value-type="float">
            <text:p>768617</text:p>
          </table:table-cell>
          <table:table-cell table:formula="of:=[.D194]-[.D193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628" calcext:value-type="float">
            <text:p>768628</text:p>
          </table:table-cell>
          <table:table-cell table:formula="of:=[.D195]-[.D1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659" calcext:value-type="float">
            <text:p>768659</text:p>
          </table:table-cell>
          <table:table-cell table:formula="of:=[.D196]-[.D195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674" calcext:value-type="float">
            <text:p>768674</text:p>
          </table:table-cell>
          <table:table-cell table:formula="of:=[.D197]-[.D19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717" calcext:value-type="float">
            <text:p>768717</text:p>
          </table:table-cell>
          <table:table-cell table:formula="of:=[.D198]-[.D197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728" calcext:value-type="float">
            <text:p>768728</text:p>
          </table:table-cell>
          <table:table-cell table:formula="of:=[.D199]-[.D19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760" calcext:value-type="float">
            <text:p>768760</text:p>
          </table:table-cell>
          <table:table-cell table:formula="of:=[.D200]-[.D19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775" calcext:value-type="float">
            <text:p>768775</text:p>
          </table:table-cell>
          <table:table-cell table:formula="of:=[.D201]-[.D20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818" calcext:value-type="float">
            <text:p>768818</text:p>
          </table:table-cell>
          <table:table-cell table:formula="of:=[.D202]-[.D201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828" calcext:value-type="float">
            <text:p>768828</text:p>
          </table:table-cell>
          <table:table-cell table:formula="of:=[.D203]-[.D20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860" calcext:value-type="float">
            <text:p>768860</text:p>
          </table:table-cell>
          <table:table-cell table:formula="of:=[.D204]-[.D20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875" calcext:value-type="float">
            <text:p>768875</text:p>
          </table:table-cell>
          <table:table-cell table:formula="of:=[.D205]-[.D20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918" calcext:value-type="float">
            <text:p>768918</text:p>
          </table:table-cell>
          <table:table-cell table:formula="of:=[.D206]-[.D205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929" calcext:value-type="float">
            <text:p>768929</text:p>
          </table:table-cell>
          <table:table-cell table:formula="of:=[.D207]-[.D20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961" calcext:value-type="float">
            <text:p>768961</text:p>
          </table:table-cell>
          <table:table-cell table:formula="of:=[.D208]-[.D20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8976" calcext:value-type="float">
            <text:p>768976</text:p>
          </table:table-cell>
          <table:table-cell table:formula="of:=[.D209]-[.D20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019" calcext:value-type="float">
            <text:p>769019</text:p>
          </table:table-cell>
          <table:table-cell table:formula="of:=[.D210]-[.D209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030" calcext:value-type="float">
            <text:p>769030</text:p>
          </table:table-cell>
          <table:table-cell table:formula="of:=[.D211]-[.D21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062" calcext:value-type="float">
            <text:p>769062</text:p>
          </table:table-cell>
          <table:table-cell table:formula="of:=[.D212]-[.D211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077" calcext:value-type="float">
            <text:p>769077</text:p>
          </table:table-cell>
          <table:table-cell table:formula="of:=[.D213]-[.D21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121" calcext:value-type="float">
            <text:p>769121</text:p>
          </table:table-cell>
          <table:table-cell table:formula="of:=[.D214]-[.D213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131" calcext:value-type="float">
            <text:p>769131</text:p>
          </table:table-cell>
          <table:table-cell table:formula="of:=[.D215]-[.D21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163" calcext:value-type="float">
            <text:p>769163</text:p>
          </table:table-cell>
          <table:table-cell table:formula="of:=[.D216]-[.D215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178" calcext:value-type="float">
            <text:p>769178</text:p>
          </table:table-cell>
          <table:table-cell table:formula="of:=[.D217]-[.D21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222" calcext:value-type="float">
            <text:p>769222</text:p>
          </table:table-cell>
          <table:table-cell table:formula="of:=[.D218]-[.D217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232" calcext:value-type="float">
            <text:p>769232</text:p>
          </table:table-cell>
          <table:table-cell table:formula="of:=[.D219]-[.D2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264" calcext:value-type="float">
            <text:p>769264</text:p>
          </table:table-cell>
          <table:table-cell table:formula="of:=[.D220]-[.D21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279" calcext:value-type="float">
            <text:p>769279</text:p>
          </table:table-cell>
          <table:table-cell table:formula="of:=[.D221]-[.D22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322" calcext:value-type="float">
            <text:p>769322</text:p>
          </table:table-cell>
          <table:table-cell table:formula="of:=[.D222]-[.D221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333" calcext:value-type="float">
            <text:p>769333</text:p>
          </table:table-cell>
          <table:table-cell table:formula="of:=[.D223]-[.D22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365" calcext:value-type="float">
            <text:p>769365</text:p>
          </table:table-cell>
          <table:table-cell table:formula="of:=[.D224]-[.D22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379" calcext:value-type="float">
            <text:p>769379</text:p>
          </table:table-cell>
          <table:table-cell table:formula="of:=[.D225]-[.D22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422" calcext:value-type="float">
            <text:p>769422</text:p>
          </table:table-cell>
          <table:table-cell table:formula="of:=[.D226]-[.D225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433" calcext:value-type="float">
            <text:p>769433</text:p>
          </table:table-cell>
          <table:table-cell table:formula="of:=[.D227]-[.D22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470" calcext:value-type="float">
            <text:p>769470</text:p>
          </table:table-cell>
          <table:table-cell table:formula="of:=[.D228]-[.D227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485" calcext:value-type="float">
            <text:p>769485</text:p>
          </table:table-cell>
          <table:table-cell table:formula="of:=[.D229]-[.D22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528" calcext:value-type="float">
            <text:p>769528</text:p>
          </table:table-cell>
          <table:table-cell table:formula="of:=[.D230]-[.D229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539" calcext:value-type="float">
            <text:p>769539</text:p>
          </table:table-cell>
          <table:table-cell table:formula="of:=[.D231]-[.D23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572" calcext:value-type="float">
            <text:p>769572</text:p>
          </table:table-cell>
          <table:table-cell table:formula="of:=[.D232]-[.D231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586" calcext:value-type="float">
            <text:p>769586</text:p>
          </table:table-cell>
          <table:table-cell table:formula="of:=[.D233]-[.D23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630" calcext:value-type="float">
            <text:p>769630</text:p>
          </table:table-cell>
          <table:table-cell table:formula="of:=[.D234]-[.D233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641" calcext:value-type="float">
            <text:p>769641</text:p>
          </table:table-cell>
          <table:table-cell table:formula="of:=[.D235]-[.D23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672" calcext:value-type="float">
            <text:p>769672</text:p>
          </table:table-cell>
          <table:table-cell table:formula="of:=[.D236]-[.D235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687" calcext:value-type="float">
            <text:p>769687</text:p>
          </table:table-cell>
          <table:table-cell table:formula="of:=[.D237]-[.D23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737" calcext:value-type="float">
            <text:p>769737</text:p>
          </table:table-cell>
          <table:table-cell table:formula="of:=[.D238]-[.D23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747" calcext:value-type="float">
            <text:p>769747</text:p>
          </table:table-cell>
          <table:table-cell table:formula="of:=[.D239]-[.D23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780" calcext:value-type="float">
            <text:p>769780</text:p>
          </table:table-cell>
          <table:table-cell table:formula="of:=[.D240]-[.D239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795" calcext:value-type="float">
            <text:p>769795</text:p>
          </table:table-cell>
          <table:table-cell table:formula="of:=[.D241]-[.D24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838" calcext:value-type="float">
            <text:p>769838</text:p>
          </table:table-cell>
          <table:table-cell table:formula="of:=[.D242]-[.D241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849" calcext:value-type="float">
            <text:p>769849</text:p>
          </table:table-cell>
          <table:table-cell table:formula="of:=[.D243]-[.D24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881" calcext:value-type="float">
            <text:p>769881</text:p>
          </table:table-cell>
          <table:table-cell table:formula="of:=[.D244]-[.D24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896" calcext:value-type="float">
            <text:p>769896</text:p>
          </table:table-cell>
          <table:table-cell table:formula="of:=[.D245]-[.D24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938" calcext:value-type="float">
            <text:p>769938</text:p>
          </table:table-cell>
          <table:table-cell table:formula="of:=[.D246]-[.D245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949" calcext:value-type="float">
            <text:p>769949</text:p>
          </table:table-cell>
          <table:table-cell table:formula="of:=[.D247]-[.D24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982" calcext:value-type="float">
            <text:p>769982</text:p>
          </table:table-cell>
          <table:table-cell table:formula="of:=[.D248]-[.D24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69996" calcext:value-type="float">
            <text:p>769996</text:p>
          </table:table-cell>
          <table:table-cell table:formula="of:=[.D249]-[.D24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040" calcext:value-type="float">
            <text:p>770040</text:p>
          </table:table-cell>
          <table:table-cell table:formula="of:=[.D250]-[.D249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051" calcext:value-type="float">
            <text:p>770051</text:p>
          </table:table-cell>
          <table:table-cell table:formula="of:=[.D251]-[.D25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083" calcext:value-type="float">
            <text:p>770083</text:p>
          </table:table-cell>
          <table:table-cell table:formula="of:=[.D252]-[.D251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098" calcext:value-type="float">
            <text:p>770098</text:p>
          </table:table-cell>
          <table:table-cell table:formula="of:=[.D253]-[.D25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140" calcext:value-type="float">
            <text:p>770140</text:p>
          </table:table-cell>
          <table:table-cell table:formula="of:=[.D254]-[.D253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151" calcext:value-type="float">
            <text:p>770151</text:p>
          </table:table-cell>
          <table:table-cell table:formula="of:=[.D255]-[.D25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183" calcext:value-type="float">
            <text:p>770183</text:p>
          </table:table-cell>
          <table:table-cell table:formula="of:=[.D256]-[.D255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198" calcext:value-type="float">
            <text:p>770198</text:p>
          </table:table-cell>
          <table:table-cell table:formula="of:=[.D257]-[.D25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241" calcext:value-type="float">
            <text:p>770241</text:p>
          </table:table-cell>
          <table:table-cell table:formula="of:=[.D258]-[.D257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252" calcext:value-type="float">
            <text:p>770252</text:p>
          </table:table-cell>
          <table:table-cell table:formula="of:=[.D259]-[.D25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287" calcext:value-type="float">
            <text:p>770287</text:p>
          </table:table-cell>
          <table:table-cell table:formula="of:=[.D260]-[.D259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302" calcext:value-type="float">
            <text:p>770302</text:p>
          </table:table-cell>
          <table:table-cell table:formula="of:=[.D261]-[.D26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346" calcext:value-type="float">
            <text:p>770346</text:p>
          </table:table-cell>
          <table:table-cell table:formula="of:=[.D262]-[.D26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357" calcext:value-type="float">
            <text:p>770357</text:p>
          </table:table-cell>
          <table:table-cell table:formula="of:=[.D263]-[.D2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389" calcext:value-type="float">
            <text:p>770389</text:p>
          </table:table-cell>
          <table:table-cell table:formula="of:=[.D264]-[.D26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404" calcext:value-type="float">
            <text:p>770404</text:p>
          </table:table-cell>
          <table:table-cell table:formula="of:=[.D265]-[.D26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447" calcext:value-type="float">
            <text:p>770447</text:p>
          </table:table-cell>
          <table:table-cell table:formula="of:=[.D266]-[.D265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458" calcext:value-type="float">
            <text:p>770458</text:p>
          </table:table-cell>
          <table:table-cell table:formula="of:=[.D267]-[.D26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488" calcext:value-type="float">
            <text:p>770488</text:p>
          </table:table-cell>
          <table:table-cell table:formula="of:=[.D268]-[.D2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503" calcext:value-type="float">
            <text:p>770503</text:p>
          </table:table-cell>
          <table:table-cell table:formula="of:=[.D269]-[.D26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545" calcext:value-type="float">
            <text:p>770545</text:p>
          </table:table-cell>
          <table:table-cell table:formula="of:=[.D270]-[.D269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556" calcext:value-type="float">
            <text:p>770556</text:p>
          </table:table-cell>
          <table:table-cell table:formula="of:=[.D271]-[.D27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588" calcext:value-type="float">
            <text:p>770588</text:p>
          </table:table-cell>
          <table:table-cell table:formula="of:=[.D272]-[.D271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602" calcext:value-type="float">
            <text:p>770602</text:p>
          </table:table-cell>
          <table:table-cell table:formula="of:=[.D273]-[.D27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644" calcext:value-type="float">
            <text:p>770644</text:p>
          </table:table-cell>
          <table:table-cell table:formula="of:=[.D274]-[.D273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655" calcext:value-type="float">
            <text:p>770655</text:p>
          </table:table-cell>
          <table:table-cell table:formula="of:=[.D275]-[.D27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686" calcext:value-type="float">
            <text:p>770686</text:p>
          </table:table-cell>
          <table:table-cell table:formula="of:=[.D276]-[.D275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701" calcext:value-type="float">
            <text:p>770701</text:p>
          </table:table-cell>
          <table:table-cell table:formula="of:=[.D277]-[.D27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743" calcext:value-type="float">
            <text:p>770743</text:p>
          </table:table-cell>
          <table:table-cell table:formula="of:=[.D278]-[.D277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754" calcext:value-type="float">
            <text:p>770754</text:p>
          </table:table-cell>
          <table:table-cell table:formula="of:=[.D279]-[.D27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785" calcext:value-type="float">
            <text:p>770785</text:p>
          </table:table-cell>
          <table:table-cell table:formula="of:=[.D280]-[.D279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800" calcext:value-type="float">
            <text:p>770800</text:p>
          </table:table-cell>
          <table:table-cell table:formula="of:=[.D281]-[.D28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842" calcext:value-type="float">
            <text:p>770842</text:p>
          </table:table-cell>
          <table:table-cell table:formula="of:=[.D282]-[.D281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853" calcext:value-type="float">
            <text:p>770853</text:p>
          </table:table-cell>
          <table:table-cell table:formula="of:=[.D283]-[.D28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884" calcext:value-type="float">
            <text:p>770884</text:p>
          </table:table-cell>
          <table:table-cell table:formula="of:=[.D284]-[.D283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899" calcext:value-type="float">
            <text:p>770899</text:p>
          </table:table-cell>
          <table:table-cell table:formula="of:=[.D285]-[.D28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941" calcext:value-type="float">
            <text:p>770941</text:p>
          </table:table-cell>
          <table:table-cell table:formula="of:=[.D286]-[.D285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952" calcext:value-type="float">
            <text:p>770952</text:p>
          </table:table-cell>
          <table:table-cell table:formula="of:=[.D287]-[.D28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984" calcext:value-type="float">
            <text:p>770984</text:p>
          </table:table-cell>
          <table:table-cell table:formula="of:=[.D288]-[.D28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0999" calcext:value-type="float">
            <text:p>770999</text:p>
          </table:table-cell>
          <table:table-cell table:formula="of:=[.D289]-[.D28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041" calcext:value-type="float">
            <text:p>771041</text:p>
          </table:table-cell>
          <table:table-cell table:formula="of:=[.D290]-[.D289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052" calcext:value-type="float">
            <text:p>771052</text:p>
          </table:table-cell>
          <table:table-cell table:formula="of:=[.D291]-[.D29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083" calcext:value-type="float">
            <text:p>771083</text:p>
          </table:table-cell>
          <table:table-cell table:formula="of:=[.D292]-[.D291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098" calcext:value-type="float">
            <text:p>771098</text:p>
          </table:table-cell>
          <table:table-cell table:formula="of:=[.D293]-[.D29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140" calcext:value-type="float">
            <text:p>771140</text:p>
          </table:table-cell>
          <table:table-cell table:formula="of:=[.D294]-[.D293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151" calcext:value-type="float">
            <text:p>771151</text:p>
          </table:table-cell>
          <table:table-cell table:formula="of:=[.D295]-[.D2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183" calcext:value-type="float">
            <text:p>771183</text:p>
          </table:table-cell>
          <table:table-cell table:formula="of:=[.D296]-[.D295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198" calcext:value-type="float">
            <text:p>771198</text:p>
          </table:table-cell>
          <table:table-cell table:formula="of:=[.D297]-[.D29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241" calcext:value-type="float">
            <text:p>771241</text:p>
          </table:table-cell>
          <table:table-cell table:formula="of:=[.D298]-[.D297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252" calcext:value-type="float">
            <text:p>771252</text:p>
          </table:table-cell>
          <table:table-cell table:formula="of:=[.D299]-[.D29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284" calcext:value-type="float">
            <text:p>771284</text:p>
          </table:table-cell>
          <table:table-cell table:formula="of:=[.D300]-[.D29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299" calcext:value-type="float">
            <text:p>771299</text:p>
          </table:table-cell>
          <table:table-cell table:formula="of:=[.D301]-[.D30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341" calcext:value-type="float">
            <text:p>771341</text:p>
          </table:table-cell>
          <table:table-cell table:formula="of:=[.D302]-[.D301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351" calcext:value-type="float">
            <text:p>771351</text:p>
          </table:table-cell>
          <table:table-cell table:formula="of:=[.D303]-[.D30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382" calcext:value-type="float">
            <text:p>771382</text:p>
          </table:table-cell>
          <table:table-cell table:formula="of:=[.D304]-[.D303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397" calcext:value-type="float">
            <text:p>771397</text:p>
          </table:table-cell>
          <table:table-cell table:formula="of:=[.D305]-[.D30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439" calcext:value-type="float">
            <text:p>771439</text:p>
          </table:table-cell>
          <table:table-cell table:formula="of:=[.D306]-[.D305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450" calcext:value-type="float">
            <text:p>771450</text:p>
          </table:table-cell>
          <table:table-cell table:formula="of:=[.D307]-[.D30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481" calcext:value-type="float">
            <text:p>771481</text:p>
          </table:table-cell>
          <table:table-cell table:formula="of:=[.D308]-[.D307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496" calcext:value-type="float">
            <text:p>771496</text:p>
          </table:table-cell>
          <table:table-cell table:formula="of:=[.D309]-[.D30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542" calcext:value-type="float">
            <text:p>771542</text:p>
          </table:table-cell>
          <table:table-cell table:formula="of:=[.D310]-[.D309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553" calcext:value-type="float">
            <text:p>771553</text:p>
          </table:table-cell>
          <table:table-cell table:formula="of:=[.D311]-[.D31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585" calcext:value-type="float">
            <text:p>771585</text:p>
          </table:table-cell>
          <table:table-cell table:formula="of:=[.D312]-[.D311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602" calcext:value-type="float">
            <text:p>771602</text:p>
          </table:table-cell>
          <table:table-cell table:formula="of:=[.D313]-[.D312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653" calcext:value-type="float">
            <text:p>771653</text:p>
          </table:table-cell>
          <table:table-cell table:formula="of:=[.D314]-[.D313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664" calcext:value-type="float">
            <text:p>771664</text:p>
          </table:table-cell>
          <table:table-cell table:formula="of:=[.D315]-[.D31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697" calcext:value-type="float">
            <text:p>771697</text:p>
          </table:table-cell>
          <table:table-cell table:formula="of:=[.D316]-[.D31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712" calcext:value-type="float">
            <text:p>771712</text:p>
          </table:table-cell>
          <table:table-cell table:formula="of:=[.D317]-[.D31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755" calcext:value-type="float">
            <text:p>771755</text:p>
          </table:table-cell>
          <table:table-cell table:formula="of:=[.D318]-[.D317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765" calcext:value-type="float">
            <text:p>771765</text:p>
          </table:table-cell>
          <table:table-cell table:formula="of:=[.D319]-[.D3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797" calcext:value-type="float">
            <text:p>771797</text:p>
          </table:table-cell>
          <table:table-cell table:formula="of:=[.D320]-[.D31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812" calcext:value-type="float">
            <text:p>771812</text:p>
          </table:table-cell>
          <table:table-cell table:formula="of:=[.D321]-[.D32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892" calcext:value-type="float">
            <text:p>771892</text:p>
          </table:table-cell>
          <table:table-cell table:formula="of:=[.D322]-[.D321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904" calcext:value-type="float">
            <text:p>771904</text:p>
          </table:table-cell>
          <table:table-cell table:formula="of:=[.D323]-[.D32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937" calcext:value-type="float">
            <text:p>771937</text:p>
          </table:table-cell>
          <table:table-cell table:formula="of:=[.D324]-[.D32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953" calcext:value-type="float">
            <text:p>771953</text:p>
          </table:table-cell>
          <table:table-cell table:formula="of:=[.D325]-[.D324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1996" calcext:value-type="float">
            <text:p>771996</text:p>
          </table:table-cell>
          <table:table-cell table:formula="of:=[.D326]-[.D325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007" calcext:value-type="float">
            <text:p>772007</text:p>
          </table:table-cell>
          <table:table-cell table:formula="of:=[.D327]-[.D32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039" calcext:value-type="float">
            <text:p>772039</text:p>
          </table:table-cell>
          <table:table-cell table:formula="of:=[.D328]-[.D32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054" calcext:value-type="float">
            <text:p>772054</text:p>
          </table:table-cell>
          <table:table-cell table:formula="of:=[.D329]-[.D32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096" calcext:value-type="float">
            <text:p>772096</text:p>
          </table:table-cell>
          <table:table-cell table:formula="of:=[.D330]-[.D329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106" calcext:value-type="float">
            <text:p>772106</text:p>
          </table:table-cell>
          <table:table-cell table:formula="of:=[.D331]-[.D33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138" calcext:value-type="float">
            <text:p>772138</text:p>
          </table:table-cell>
          <table:table-cell table:formula="of:=[.D332]-[.D331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153" calcext:value-type="float">
            <text:p>772153</text:p>
          </table:table-cell>
          <table:table-cell table:formula="of:=[.D333]-[.D33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196" calcext:value-type="float">
            <text:p>772196</text:p>
          </table:table-cell>
          <table:table-cell table:formula="of:=[.D334]-[.D333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207" calcext:value-type="float">
            <text:p>772207</text:p>
          </table:table-cell>
          <table:table-cell table:formula="of:=[.D335]-[.D33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238" calcext:value-type="float">
            <text:p>772238</text:p>
          </table:table-cell>
          <table:table-cell table:formula="of:=[.D336]-[.D335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253" calcext:value-type="float">
            <text:p>772253</text:p>
          </table:table-cell>
          <table:table-cell table:formula="of:=[.D337]-[.D33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295" calcext:value-type="float">
            <text:p>772295</text:p>
          </table:table-cell>
          <table:table-cell table:formula="of:=[.D338]-[.D337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305" calcext:value-type="float">
            <text:p>772305</text:p>
          </table:table-cell>
          <table:table-cell table:formula="of:=[.D339]-[.D33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337" calcext:value-type="float">
            <text:p>772337</text:p>
          </table:table-cell>
          <table:table-cell table:formula="of:=[.D340]-[.D33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352" calcext:value-type="float">
            <text:p>772352</text:p>
          </table:table-cell>
          <table:table-cell table:formula="of:=[.D341]-[.D34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394" calcext:value-type="float">
            <text:p>772394</text:p>
          </table:table-cell>
          <table:table-cell table:formula="of:=[.D342]-[.D341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405" calcext:value-type="float">
            <text:p>772405</text:p>
          </table:table-cell>
          <table:table-cell table:formula="of:=[.D343]-[.D34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436" calcext:value-type="float">
            <text:p>772436</text:p>
          </table:table-cell>
          <table:table-cell table:formula="of:=[.D344]-[.D343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450" calcext:value-type="float">
            <text:p>772450</text:p>
          </table:table-cell>
          <table:table-cell table:formula="of:=[.D345]-[.D34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494" calcext:value-type="float">
            <text:p>772494</text:p>
          </table:table-cell>
          <table:table-cell table:formula="of:=[.D346]-[.D345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504" calcext:value-type="float">
            <text:p>772504</text:p>
          </table:table-cell>
          <table:table-cell table:formula="of:=[.D347]-[.D34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536" calcext:value-type="float">
            <text:p>772536</text:p>
          </table:table-cell>
          <table:table-cell table:formula="of:=[.D348]-[.D34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551" calcext:value-type="float">
            <text:p>772551</text:p>
          </table:table-cell>
          <table:table-cell table:formula="of:=[.D349]-[.D34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593" calcext:value-type="float">
            <text:p>772593</text:p>
          </table:table-cell>
          <table:table-cell table:formula="of:=[.D350]-[.D349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603" calcext:value-type="float">
            <text:p>772603</text:p>
          </table:table-cell>
          <table:table-cell table:formula="of:=[.D351]-[.D35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635" calcext:value-type="float">
            <text:p>772635</text:p>
          </table:table-cell>
          <table:table-cell table:formula="of:=[.D352]-[.D351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650" calcext:value-type="float">
            <text:p>772650</text:p>
          </table:table-cell>
          <table:table-cell table:formula="of:=[.D353]-[.D35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692" calcext:value-type="float">
            <text:p>772692</text:p>
          </table:table-cell>
          <table:table-cell table:formula="of:=[.D354]-[.D353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703" calcext:value-type="float">
            <text:p>772703</text:p>
          </table:table-cell>
          <table:table-cell table:formula="of:=[.D355]-[.D35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734" calcext:value-type="float">
            <text:p>772734</text:p>
          </table:table-cell>
          <table:table-cell table:formula="of:=[.D356]-[.D355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750" calcext:value-type="float">
            <text:p>772750</text:p>
          </table:table-cell>
          <table:table-cell table:formula="of:=[.D357]-[.D356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792" calcext:value-type="float">
            <text:p>772792</text:p>
          </table:table-cell>
          <table:table-cell table:formula="of:=[.D358]-[.D357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803" calcext:value-type="float">
            <text:p>772803</text:p>
          </table:table-cell>
          <table:table-cell table:formula="of:=[.D359]-[.D35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835" calcext:value-type="float">
            <text:p>772835</text:p>
          </table:table-cell>
          <table:table-cell table:formula="of:=[.D360]-[.D35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850" calcext:value-type="float">
            <text:p>772850</text:p>
          </table:table-cell>
          <table:table-cell table:formula="of:=[.D361]-[.D36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893" calcext:value-type="float">
            <text:p>772893</text:p>
          </table:table-cell>
          <table:table-cell table:formula="of:=[.D362]-[.D361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904" calcext:value-type="float">
            <text:p>772904</text:p>
          </table:table-cell>
          <table:table-cell table:formula="of:=[.D363]-[.D3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935" calcext:value-type="float">
            <text:p>772935</text:p>
          </table:table-cell>
          <table:table-cell table:formula="of:=[.D364]-[.D363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950" calcext:value-type="float">
            <text:p>772950</text:p>
          </table:table-cell>
          <table:table-cell table:formula="of:=[.D365]-[.D36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2993" calcext:value-type="float">
            <text:p>772993</text:p>
          </table:table-cell>
          <table:table-cell table:formula="of:=[.D366]-[.D365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003" calcext:value-type="float">
            <text:p>773003</text:p>
          </table:table-cell>
          <table:table-cell table:formula="of:=[.D367]-[.D36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034" calcext:value-type="float">
            <text:p>773034</text:p>
          </table:table-cell>
          <table:table-cell table:formula="of:=[.D368]-[.D367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049" calcext:value-type="float">
            <text:p>773049</text:p>
          </table:table-cell>
          <table:table-cell table:formula="of:=[.D369]-[.D36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091" calcext:value-type="float">
            <text:p>773091</text:p>
          </table:table-cell>
          <table:table-cell table:formula="of:=[.D370]-[.D369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102" calcext:value-type="float">
            <text:p>773102</text:p>
          </table:table-cell>
          <table:table-cell table:formula="of:=[.D371]-[.D37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133" calcext:value-type="float">
            <text:p>773133</text:p>
          </table:table-cell>
          <table:table-cell table:formula="of:=[.D372]-[.D371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148" calcext:value-type="float">
            <text:p>773148</text:p>
          </table:table-cell>
          <table:table-cell table:formula="of:=[.D373]-[.D37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190" calcext:value-type="float">
            <text:p>773190</text:p>
          </table:table-cell>
          <table:table-cell table:formula="of:=[.D374]-[.D373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201" calcext:value-type="float">
            <text:p>773201</text:p>
          </table:table-cell>
          <table:table-cell table:formula="of:=[.D375]-[.D37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232" calcext:value-type="float">
            <text:p>773232</text:p>
          </table:table-cell>
          <table:table-cell table:formula="of:=[.D376]-[.D375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246" calcext:value-type="float">
            <text:p>773246</text:p>
          </table:table-cell>
          <table:table-cell table:formula="of:=[.D377]-[.D37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290" calcext:value-type="float">
            <text:p>773290</text:p>
          </table:table-cell>
          <table:table-cell table:formula="of:=[.D378]-[.D377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300" calcext:value-type="float">
            <text:p>773300</text:p>
          </table:table-cell>
          <table:table-cell table:formula="of:=[.D379]-[.D37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331" calcext:value-type="float">
            <text:p>773331</text:p>
          </table:table-cell>
          <table:table-cell table:formula="of:=[.D380]-[.D379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346" calcext:value-type="float">
            <text:p>773346</text:p>
          </table:table-cell>
          <table:table-cell table:formula="of:=[.D381]-[.D38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388" calcext:value-type="float">
            <text:p>773388</text:p>
          </table:table-cell>
          <table:table-cell table:formula="of:=[.D382]-[.D381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399" calcext:value-type="float">
            <text:p>773399</text:p>
          </table:table-cell>
          <table:table-cell table:formula="of:=[.D383]-[.D38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431" calcext:value-type="float">
            <text:p>773431</text:p>
          </table:table-cell>
          <table:table-cell table:formula="of:=[.D384]-[.D38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445" calcext:value-type="float">
            <text:p>773445</text:p>
          </table:table-cell>
          <table:table-cell table:formula="of:=[.D385]-[.D38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489" calcext:value-type="float">
            <text:p>773489</text:p>
          </table:table-cell>
          <table:table-cell table:formula="of:=[.D386]-[.D385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499" calcext:value-type="float">
            <text:p>773499</text:p>
          </table:table-cell>
          <table:table-cell table:formula="of:=[.D387]-[.D38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530" calcext:value-type="float">
            <text:p>773530</text:p>
          </table:table-cell>
          <table:table-cell table:formula="of:=[.D388]-[.D387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545" calcext:value-type="float">
            <text:p>773545</text:p>
          </table:table-cell>
          <table:table-cell table:formula="of:=[.D389]-[.D38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587" calcext:value-type="float">
            <text:p>773587</text:p>
          </table:table-cell>
          <table:table-cell table:formula="of:=[.D390]-[.D389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597" calcext:value-type="float">
            <text:p>773597</text:p>
          </table:table-cell>
          <table:table-cell table:formula="of:=[.D391]-[.D39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629" calcext:value-type="float">
            <text:p>773629</text:p>
          </table:table-cell>
          <table:table-cell table:formula="of:=[.D392]-[.D391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644" calcext:value-type="float">
            <text:p>773644</text:p>
          </table:table-cell>
          <table:table-cell table:formula="of:=[.D393]-[.D39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687" calcext:value-type="float">
            <text:p>773687</text:p>
          </table:table-cell>
          <table:table-cell table:formula="of:=[.D394]-[.D393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698" calcext:value-type="float">
            <text:p>773698</text:p>
          </table:table-cell>
          <table:table-cell table:formula="of:=[.D395]-[.D3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729" calcext:value-type="float">
            <text:p>773729</text:p>
          </table:table-cell>
          <table:table-cell table:formula="of:=[.D396]-[.D395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744" calcext:value-type="float">
            <text:p>773744</text:p>
          </table:table-cell>
          <table:table-cell table:formula="of:=[.D397]-[.D39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ed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786" calcext:value-type="float">
            <text:p>773786</text:p>
          </table:table-cell>
          <table:table-cell table:formula="of:=[.D398]-[.D397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xiting 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796" calcext:value-type="float">
            <text:p>773796</text:p>
          </table:table-cell>
          <table:table-cell table:formula="of:=[.D399]-[.D39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19:23:53</text:p>
          </table:table-cell>
          <table:table-cell office:value-type="float" office:value="773827" calcext:value-type="float">
            <text:p>773827</text:p>
          </table:table-cell>
          <table:table-cell table:formula="of:=[.D400]-[.D399]" office:value-type="float" office:value="31" calcext:value-type="float">
            <text:p>31</text:p>
          </table:table-cell>
          <table:table-cell/>
        </table:table-row>
        <table:table-row table:style-name="ro1" table:number-rows-repeated="104817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ime_lib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010" calcext:value-type="float">
            <text:p>946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063" calcext:value-type="float">
            <text:p>946063</text:p>
          </table:table-cell>
          <table:table-cell table:formula="of:=[.D2]-[.D1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071" calcext:value-type="float">
            <text:p>946071</text:p>
          </table:table-cell>
          <table:table-cell table:formula="of:=[.D3]-[.D2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076" calcext:value-type="float">
            <text:p>946076</text:p>
          </table:table-cell>
          <table:table-cell table:formula="of:=[.D4]-[.D3]" office:value-type="float" office:value="5" calcext:value-type="float">
            <text:p>5</text:p>
          </table:table-cell>
          <table:table-cell table:formula="of:=[.D4]-[.D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094" calcext:value-type="float">
            <text:p>946094</text:p>
          </table:table-cell>
          <table:table-cell table:formula="of:=[.D5]-[.D4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099" calcext:value-type="float">
            <text:p>946099</text:p>
          </table:table-cell>
          <table:table-cell table:formula="of:=[.D6]-[.D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03" calcext:value-type="float">
            <text:p>946103</text:p>
          </table:table-cell>
          <table:table-cell table:formula="of:=[.D7]-[.D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07" calcext:value-type="float">
            <text:p>946107</text:p>
          </table:table-cell>
          <table:table-cell table:formula="of:=[.D8]-[.D7]" office:value-type="float" office:value="4" calcext:value-type="float">
            <text:p>4</text:p>
          </table:table-cell>
          <table:table-cell table:formula="of:=[.D8]-[.D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14" calcext:value-type="float">
            <text:p>946114</text:p>
          </table:table-cell>
          <table:table-cell table:formula="of:=[.D9]-[.D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19" calcext:value-type="float">
            <text:p>946119</text:p>
          </table:table-cell>
          <table:table-cell table:formula="of:=[.D10]-[.D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23" calcext:value-type="float">
            <text:p>946123</text:p>
          </table:table-cell>
          <table:table-cell table:formula="of:=[.D11]-[.D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27" calcext:value-type="float">
            <text:p>946127</text:p>
          </table:table-cell>
          <table:table-cell table:formula="of:=[.D12]-[.D11]" office:value-type="float" office:value="4" calcext:value-type="float">
            <text:p>4</text:p>
          </table:table-cell>
          <table:table-cell table:formula="of:=[.D12]-[.D9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33" calcext:value-type="float">
            <text:p>946133</text:p>
          </table:table-cell>
          <table:table-cell table:formula="of:=[.D13]-[.D1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38" calcext:value-type="float">
            <text:p>946138</text:p>
          </table:table-cell>
          <table:table-cell table:formula="of:=[.D14]-[.D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42" calcext:value-type="float">
            <text:p>946142</text:p>
          </table:table-cell>
          <table:table-cell table:formula="of:=[.D15]-[.D1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46" calcext:value-type="float">
            <text:p>946146</text:p>
          </table:table-cell>
          <table:table-cell table:formula="of:=[.D16]-[.D15]" office:value-type="float" office:value="4" calcext:value-type="float">
            <text:p>4</text:p>
          </table:table-cell>
          <table:table-cell table:formula="of:=[.D16]-[.D1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52" calcext:value-type="float">
            <text:p>946152</text:p>
          </table:table-cell>
          <table:table-cell table:formula="of:=[.D17]-[.D1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57" calcext:value-type="float">
            <text:p>946157</text:p>
          </table:table-cell>
          <table:table-cell table:formula="of:=[.D18]-[.D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61" calcext:value-type="float">
            <text:p>946161</text:p>
          </table:table-cell>
          <table:table-cell table:formula="of:=[.D19]-[.D1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65" calcext:value-type="float">
            <text:p>946165</text:p>
          </table:table-cell>
          <table:table-cell table:formula="of:=[.D20]-[.D19]" office:value-type="float" office:value="4" calcext:value-type="float">
            <text:p>4</text:p>
          </table:table-cell>
          <table:table-cell table:formula="of:=[.D20]-[.D1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71" calcext:value-type="float">
            <text:p>946171</text:p>
          </table:table-cell>
          <table:table-cell table:formula="of:=[.D21]-[.D2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75" calcext:value-type="float">
            <text:p>946175</text:p>
          </table:table-cell>
          <table:table-cell table:formula="of:=[.D22]-[.D2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79" calcext:value-type="float">
            <text:p>946179</text:p>
          </table:table-cell>
          <table:table-cell table:formula="of:=[.D23]-[.D2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83" calcext:value-type="float">
            <text:p>946183</text:p>
          </table:table-cell>
          <table:table-cell table:formula="of:=[.D24]-[.D23]" office:value-type="float" office:value="4" calcext:value-type="float">
            <text:p>4</text:p>
          </table:table-cell>
          <table:table-cell table:formula="of:=[.D24]-[.D2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90" calcext:value-type="float">
            <text:p>946190</text:p>
          </table:table-cell>
          <table:table-cell table:formula="of:=[.D25]-[.D2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94" calcext:value-type="float">
            <text:p>946194</text:p>
          </table:table-cell>
          <table:table-cell table:formula="of:=[.D26]-[.D2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198" calcext:value-type="float">
            <text:p>946198</text:p>
          </table:table-cell>
          <table:table-cell table:formula="of:=[.D27]-[.D2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02" calcext:value-type="float">
            <text:p>946202</text:p>
          </table:table-cell>
          <table:table-cell table:formula="of:=[.D28]-[.D27]" office:value-type="float" office:value="4" calcext:value-type="float">
            <text:p>4</text:p>
          </table:table-cell>
          <table:table-cell table:formula="of:=[.D28]-[.D2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08" calcext:value-type="float">
            <text:p>946208</text:p>
          </table:table-cell>
          <table:table-cell table:formula="of:=[.D29]-[.D2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13" calcext:value-type="float">
            <text:p>946213</text:p>
          </table:table-cell>
          <table:table-cell table:formula="of:=[.D30]-[.D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17" calcext:value-type="float">
            <text:p>946217</text:p>
          </table:table-cell>
          <table:table-cell table:formula="of:=[.D31]-[.D3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21" calcext:value-type="float">
            <text:p>946221</text:p>
          </table:table-cell>
          <table:table-cell table:formula="of:=[.D32]-[.D31]" office:value-type="float" office:value="4" calcext:value-type="float">
            <text:p>4</text:p>
          </table:table-cell>
          <table:table-cell table:formula="of:=[.D32]-[.D29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27" calcext:value-type="float">
            <text:p>946227</text:p>
          </table:table-cell>
          <table:table-cell table:formula="of:=[.D33]-[.D3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32" calcext:value-type="float">
            <text:p>946232</text:p>
          </table:table-cell>
          <table:table-cell table:formula="of:=[.D34]-[.D3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36" calcext:value-type="float">
            <text:p>946236</text:p>
          </table:table-cell>
          <table:table-cell table:formula="of:=[.D35]-[.D3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40" calcext:value-type="float">
            <text:p>946240</text:p>
          </table:table-cell>
          <table:table-cell table:formula="of:=[.D36]-[.D35]" office:value-type="float" office:value="4" calcext:value-type="float">
            <text:p>4</text:p>
          </table:table-cell>
          <table:table-cell table:formula="of:=[.D36]-[.D3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46" calcext:value-type="float">
            <text:p>946246</text:p>
          </table:table-cell>
          <table:table-cell table:formula="of:=[.D37]-[.D3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50" calcext:value-type="float">
            <text:p>946250</text:p>
          </table:table-cell>
          <table:table-cell table:formula="of:=[.D38]-[.D3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54" calcext:value-type="float">
            <text:p>946254</text:p>
          </table:table-cell>
          <table:table-cell table:formula="of:=[.D39]-[.D3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58" calcext:value-type="float">
            <text:p>946258</text:p>
          </table:table-cell>
          <table:table-cell table:formula="of:=[.D40]-[.D39]" office:value-type="float" office:value="4" calcext:value-type="float">
            <text:p>4</text:p>
          </table:table-cell>
          <table:table-cell table:formula="of:=[.D40]-[.D3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65" calcext:value-type="float">
            <text:p>946265</text:p>
          </table:table-cell>
          <table:table-cell table:formula="of:=[.D41]-[.D4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69" calcext:value-type="float">
            <text:p>946269</text:p>
          </table:table-cell>
          <table:table-cell table:formula="of:=[.D42]-[.D4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73" calcext:value-type="float">
            <text:p>946273</text:p>
          </table:table-cell>
          <table:table-cell table:formula="of:=[.D43]-[.D4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77" calcext:value-type="float">
            <text:p>946277</text:p>
          </table:table-cell>
          <table:table-cell table:formula="of:=[.D44]-[.D43]" office:value-type="float" office:value="4" calcext:value-type="float">
            <text:p>4</text:p>
          </table:table-cell>
          <table:table-cell table:formula="of:=[.D44]-[.D4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83" calcext:value-type="float">
            <text:p>946283</text:p>
          </table:table-cell>
          <table:table-cell table:formula="of:=[.D45]-[.D4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88" calcext:value-type="float">
            <text:p>946288</text:p>
          </table:table-cell>
          <table:table-cell table:formula="of:=[.D46]-[.D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92" calcext:value-type="float">
            <text:p>946292</text:p>
          </table:table-cell>
          <table:table-cell table:formula="of:=[.D47]-[.D4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296" calcext:value-type="float">
            <text:p>946296</text:p>
          </table:table-cell>
          <table:table-cell table:formula="of:=[.D48]-[.D47]" office:value-type="float" office:value="4" calcext:value-type="float">
            <text:p>4</text:p>
          </table:table-cell>
          <table:table-cell table:formula="of:=[.D48]-[.D4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02" calcext:value-type="float">
            <text:p>946302</text:p>
          </table:table-cell>
          <table:table-cell table:formula="of:=[.D49]-[.D4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06" calcext:value-type="float">
            <text:p>946306</text:p>
          </table:table-cell>
          <table:table-cell table:formula="of:=[.D50]-[.D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10" calcext:value-type="float">
            <text:p>946310</text:p>
          </table:table-cell>
          <table:table-cell table:formula="of:=[.D51]-[.D5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14" calcext:value-type="float">
            <text:p>946314</text:p>
          </table:table-cell>
          <table:table-cell table:formula="of:=[.D52]-[.D51]" office:value-type="float" office:value="4" calcext:value-type="float">
            <text:p>4</text:p>
          </table:table-cell>
          <table:table-cell table:formula="of:=[.D52]-[.D4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21" calcext:value-type="float">
            <text:p>946321</text:p>
          </table:table-cell>
          <table:table-cell table:formula="of:=[.D53]-[.D5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25" calcext:value-type="float">
            <text:p>946325</text:p>
          </table:table-cell>
          <table:table-cell table:formula="of:=[.D54]-[.D5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29" calcext:value-type="float">
            <text:p>946329</text:p>
          </table:table-cell>
          <table:table-cell table:formula="of:=[.D55]-[.D5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33" calcext:value-type="float">
            <text:p>946333</text:p>
          </table:table-cell>
          <table:table-cell table:formula="of:=[.D56]-[.D55]" office:value-type="float" office:value="4" calcext:value-type="float">
            <text:p>4</text:p>
          </table:table-cell>
          <table:table-cell table:formula="of:=[.D56]-[.D5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39" calcext:value-type="float">
            <text:p>946339</text:p>
          </table:table-cell>
          <table:table-cell table:formula="of:=[.D57]-[.D5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44" calcext:value-type="float">
            <text:p>946344</text:p>
          </table:table-cell>
          <table:table-cell table:formula="of:=[.D58]-[.D5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48" calcext:value-type="float">
            <text:p>946348</text:p>
          </table:table-cell>
          <table:table-cell table:formula="of:=[.D59]-[.D5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51" calcext:value-type="float">
            <text:p>946351</text:p>
          </table:table-cell>
          <table:table-cell table:formula="of:=[.D60]-[.D59]" office:value-type="float" office:value="3" calcext:value-type="float">
            <text:p>3</text:p>
          </table:table-cell>
          <table:table-cell table:formula="of:=[.D60]-[.D5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58" calcext:value-type="float">
            <text:p>946358</text:p>
          </table:table-cell>
          <table:table-cell table:formula="of:=[.D61]-[.D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62" calcext:value-type="float">
            <text:p>946362</text:p>
          </table:table-cell>
          <table:table-cell table:formula="of:=[.D62]-[.D6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66" calcext:value-type="float">
            <text:p>946366</text:p>
          </table:table-cell>
          <table:table-cell table:formula="of:=[.D63]-[.D6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70" calcext:value-type="float">
            <text:p>946370</text:p>
          </table:table-cell>
          <table:table-cell table:formula="of:=[.D64]-[.D63]" office:value-type="float" office:value="4" calcext:value-type="float">
            <text:p>4</text:p>
          </table:table-cell>
          <table:table-cell table:formula="of:=[.D64]-[.D6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76" calcext:value-type="float">
            <text:p>946376</text:p>
          </table:table-cell>
          <table:table-cell table:formula="of:=[.D65]-[.D6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81" calcext:value-type="float">
            <text:p>946381</text:p>
          </table:table-cell>
          <table:table-cell table:formula="of:=[.D66]-[.D6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85" calcext:value-type="float">
            <text:p>946385</text:p>
          </table:table-cell>
          <table:table-cell table:formula="of:=[.D67]-[.D6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89" calcext:value-type="float">
            <text:p>946389</text:p>
          </table:table-cell>
          <table:table-cell table:formula="of:=[.D68]-[.D67]" office:value-type="float" office:value="4" calcext:value-type="float">
            <text:p>4</text:p>
          </table:table-cell>
          <table:table-cell table:formula="of:=[.D68]-[.D6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95" calcext:value-type="float">
            <text:p>946395</text:p>
          </table:table-cell>
          <table:table-cell table:formula="of:=[.D69]-[.D6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399" calcext:value-type="float">
            <text:p>946399</text:p>
          </table:table-cell>
          <table:table-cell table:formula="of:=[.D70]-[.D6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03" calcext:value-type="float">
            <text:p>946403</text:p>
          </table:table-cell>
          <table:table-cell table:formula="of:=[.D71]-[.D7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07" calcext:value-type="float">
            <text:p>946407</text:p>
          </table:table-cell>
          <table:table-cell table:formula="of:=[.D72]-[.D71]" office:value-type="float" office:value="4" calcext:value-type="float">
            <text:p>4</text:p>
          </table:table-cell>
          <table:table-cell table:formula="of:=[.D72]-[.D6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14" calcext:value-type="float">
            <text:p>946414</text:p>
          </table:table-cell>
          <table:table-cell table:formula="of:=[.D73]-[.D7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18" calcext:value-type="float">
            <text:p>946418</text:p>
          </table:table-cell>
          <table:table-cell table:formula="of:=[.D74]-[.D7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22" calcext:value-type="float">
            <text:p>946422</text:p>
          </table:table-cell>
          <table:table-cell table:formula="of:=[.D75]-[.D7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26" calcext:value-type="float">
            <text:p>946426</text:p>
          </table:table-cell>
          <table:table-cell table:formula="of:=[.D76]-[.D75]" office:value-type="float" office:value="4" calcext:value-type="float">
            <text:p>4</text:p>
          </table:table-cell>
          <table:table-cell table:formula="of:=[.D76]-[.D7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32" calcext:value-type="float">
            <text:p>946432</text:p>
          </table:table-cell>
          <table:table-cell table:formula="of:=[.D77]-[.D7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37" calcext:value-type="float">
            <text:p>946437</text:p>
          </table:table-cell>
          <table:table-cell table:formula="of:=[.D78]-[.D7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41" calcext:value-type="float">
            <text:p>946441</text:p>
          </table:table-cell>
          <table:table-cell table:formula="of:=[.D79]-[.D7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45" calcext:value-type="float">
            <text:p>946445</text:p>
          </table:table-cell>
          <table:table-cell table:formula="of:=[.D80]-[.D79]" office:value-type="float" office:value="4" calcext:value-type="float">
            <text:p>4</text:p>
          </table:table-cell>
          <table:table-cell table:formula="of:=[.D80]-[.D7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51" calcext:value-type="float">
            <text:p>946451</text:p>
          </table:table-cell>
          <table:table-cell table:formula="of:=[.D81]-[.D8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55" calcext:value-type="float">
            <text:p>946455</text:p>
          </table:table-cell>
          <table:table-cell table:formula="of:=[.D82]-[.D8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59" calcext:value-type="float">
            <text:p>946459</text:p>
          </table:table-cell>
          <table:table-cell table:formula="of:=[.D83]-[.D8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63" calcext:value-type="float">
            <text:p>946463</text:p>
          </table:table-cell>
          <table:table-cell table:formula="of:=[.D84]-[.D83]" office:value-type="float" office:value="4" calcext:value-type="float">
            <text:p>4</text:p>
          </table:table-cell>
          <table:table-cell table:formula="of:=[.D84]-[.D8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70" calcext:value-type="float">
            <text:p>946470</text:p>
          </table:table-cell>
          <table:table-cell table:formula="of:=[.D85]-[.D8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74" calcext:value-type="float">
            <text:p>946474</text:p>
          </table:table-cell>
          <table:table-cell table:formula="of:=[.D86]-[.D8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78" calcext:value-type="float">
            <text:p>946478</text:p>
          </table:table-cell>
          <table:table-cell table:formula="of:=[.D87]-[.D8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82" calcext:value-type="float">
            <text:p>946482</text:p>
          </table:table-cell>
          <table:table-cell table:formula="of:=[.D88]-[.D87]" office:value-type="float" office:value="4" calcext:value-type="float">
            <text:p>4</text:p>
          </table:table-cell>
          <table:table-cell table:formula="of:=[.D88]-[.D8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88" calcext:value-type="float">
            <text:p>946488</text:p>
          </table:table-cell>
          <table:table-cell table:formula="of:=[.D89]-[.D8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93" calcext:value-type="float">
            <text:p>946493</text:p>
          </table:table-cell>
          <table:table-cell table:formula="of:=[.D90]-[.D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497" calcext:value-type="float">
            <text:p>946497</text:p>
          </table:table-cell>
          <table:table-cell table:formula="of:=[.D91]-[.D9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01" calcext:value-type="float">
            <text:p>946501</text:p>
          </table:table-cell>
          <table:table-cell table:formula="of:=[.D92]-[.D91]" office:value-type="float" office:value="4" calcext:value-type="float">
            <text:p>4</text:p>
          </table:table-cell>
          <table:table-cell table:formula="of:=[.D92]-[.D89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08" calcext:value-type="float">
            <text:p>946508</text:p>
          </table:table-cell>
          <table:table-cell table:formula="of:=[.D93]-[.D9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12" calcext:value-type="float">
            <text:p>946512</text:p>
          </table:table-cell>
          <table:table-cell table:formula="of:=[.D94]-[.D9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16" calcext:value-type="float">
            <text:p>946516</text:p>
          </table:table-cell>
          <table:table-cell table:formula="of:=[.D95]-[.D9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20" calcext:value-type="float">
            <text:p>946520</text:p>
          </table:table-cell>
          <table:table-cell table:formula="of:=[.D96]-[.D95]" office:value-type="float" office:value="4" calcext:value-type="float">
            <text:p>4</text:p>
          </table:table-cell>
          <table:table-cell table:formula="of:=[.D96]-[.D9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26" calcext:value-type="float">
            <text:p>946526</text:p>
          </table:table-cell>
          <table:table-cell table:formula="of:=[.D97]-[.D9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31" calcext:value-type="float">
            <text:p>946531</text:p>
          </table:table-cell>
          <table:table-cell table:formula="of:=[.D98]-[.D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35" calcext:value-type="float">
            <text:p>946535</text:p>
          </table:table-cell>
          <table:table-cell table:formula="of:=[.D99]-[.D9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39" calcext:value-type="float">
            <text:p>946539</text:p>
          </table:table-cell>
          <table:table-cell table:formula="of:=[.D100]-[.D99]" office:value-type="float" office:value="4" calcext:value-type="float">
            <text:p>4</text:p>
          </table:table-cell>
          <table:table-cell table:formula="of:=[.D100]-[.D9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45" calcext:value-type="float">
            <text:p>946545</text:p>
          </table:table-cell>
          <table:table-cell table:formula="of:=[.D101]-[.D10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49" calcext:value-type="float">
            <text:p>946549</text:p>
          </table:table-cell>
          <table:table-cell table:formula="of:=[.D102]-[.D10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54" calcext:value-type="float">
            <text:p>946554</text:p>
          </table:table-cell>
          <table:table-cell table:formula="of:=[.D103]-[.D10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58" calcext:value-type="float">
            <text:p>946558</text:p>
          </table:table-cell>
          <table:table-cell table:formula="of:=[.D104]-[.D103]" office:value-type="float" office:value="4" calcext:value-type="float">
            <text:p>4</text:p>
          </table:table-cell>
          <table:table-cell table:formula="of:=[.D104]-[.D10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64" calcext:value-type="float">
            <text:p>946564</text:p>
          </table:table-cell>
          <table:table-cell table:formula="of:=[.D105]-[.D10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68" calcext:value-type="float">
            <text:p>946568</text:p>
          </table:table-cell>
          <table:table-cell table:formula="of:=[.D106]-[.D10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72" calcext:value-type="float">
            <text:p>946572</text:p>
          </table:table-cell>
          <table:table-cell table:formula="of:=[.D107]-[.D10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76" calcext:value-type="float">
            <text:p>946576</text:p>
          </table:table-cell>
          <table:table-cell table:formula="of:=[.D108]-[.D107]" office:value-type="float" office:value="4" calcext:value-type="float">
            <text:p>4</text:p>
          </table:table-cell>
          <table:table-cell table:formula="of:=[.D108]-[.D10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82" calcext:value-type="float">
            <text:p>946582</text:p>
          </table:table-cell>
          <table:table-cell table:formula="of:=[.D109]-[.D10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87" calcext:value-type="float">
            <text:p>946587</text:p>
          </table:table-cell>
          <table:table-cell table:formula="of:=[.D110]-[.D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595" calcext:value-type="float">
            <text:p>946595</text:p>
          </table:table-cell>
          <table:table-cell table:formula="of:=[.D111]-[.D11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00" calcext:value-type="float">
            <text:p>946600</text:p>
          </table:table-cell>
          <table:table-cell table:formula="of:=[.D112]-[.D111]" office:value-type="float" office:value="5" calcext:value-type="float">
            <text:p>5</text:p>
          </table:table-cell>
          <table:table-cell table:formula="of:=[.D112]-[.D10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06" calcext:value-type="float">
            <text:p>946606</text:p>
          </table:table-cell>
          <table:table-cell table:formula="of:=[.D113]-[.D11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11" calcext:value-type="float">
            <text:p>946611</text:p>
          </table:table-cell>
          <table:table-cell table:formula="of:=[.D114]-[.D1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15" calcext:value-type="float">
            <text:p>946615</text:p>
          </table:table-cell>
          <table:table-cell table:formula="of:=[.D115]-[.D11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19" calcext:value-type="float">
            <text:p>946619</text:p>
          </table:table-cell>
          <table:table-cell table:formula="of:=[.D116]-[.D115]" office:value-type="float" office:value="4" calcext:value-type="float">
            <text:p>4</text:p>
          </table:table-cell>
          <table:table-cell table:formula="of:=[.D116]-[.D11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25" calcext:value-type="float">
            <text:p>946625</text:p>
          </table:table-cell>
          <table:table-cell table:formula="of:=[.D117]-[.D11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29" calcext:value-type="float">
            <text:p>946629</text:p>
          </table:table-cell>
          <table:table-cell table:formula="of:=[.D118]-[.D11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34" calcext:value-type="float">
            <text:p>946634</text:p>
          </table:table-cell>
          <table:table-cell table:formula="of:=[.D119]-[.D11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38" calcext:value-type="float">
            <text:p>946638</text:p>
          </table:table-cell>
          <table:table-cell table:formula="of:=[.D120]-[.D119]" office:value-type="float" office:value="4" calcext:value-type="float">
            <text:p>4</text:p>
          </table:table-cell>
          <table:table-cell table:formula="of:=[.D120]-[.D11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44" calcext:value-type="float">
            <text:p>946644</text:p>
          </table:table-cell>
          <table:table-cell table:formula="of:=[.D121]-[.D12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48" calcext:value-type="float">
            <text:p>946648</text:p>
          </table:table-cell>
          <table:table-cell table:formula="of:=[.D122]-[.D12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52" calcext:value-type="float">
            <text:p>946652</text:p>
          </table:table-cell>
          <table:table-cell table:formula="of:=[.D123]-[.D12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56" calcext:value-type="float">
            <text:p>946656</text:p>
          </table:table-cell>
          <table:table-cell table:formula="of:=[.D124]-[.D123]" office:value-type="float" office:value="4" calcext:value-type="float">
            <text:p>4</text:p>
          </table:table-cell>
          <table:table-cell table:formula="of:=[.D124]-[.D12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63" calcext:value-type="float">
            <text:p>946663</text:p>
          </table:table-cell>
          <table:table-cell table:formula="of:=[.D125]-[.D12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67" calcext:value-type="float">
            <text:p>946667</text:p>
          </table:table-cell>
          <table:table-cell table:formula="of:=[.D126]-[.D12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71" calcext:value-type="float">
            <text:p>946671</text:p>
          </table:table-cell>
          <table:table-cell table:formula="of:=[.D127]-[.D12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75" calcext:value-type="float">
            <text:p>946675</text:p>
          </table:table-cell>
          <table:table-cell table:formula="of:=[.D128]-[.D127]" office:value-type="float" office:value="4" calcext:value-type="float">
            <text:p>4</text:p>
          </table:table-cell>
          <table:table-cell table:formula="of:=[.D128]-[.D12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81" calcext:value-type="float">
            <text:p>946681</text:p>
          </table:table-cell>
          <table:table-cell table:formula="of:=[.D129]-[.D12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85" calcext:value-type="float">
            <text:p>946685</text:p>
          </table:table-cell>
          <table:table-cell table:formula="of:=[.D130]-[.D12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89" calcext:value-type="float">
            <text:p>946689</text:p>
          </table:table-cell>
          <table:table-cell table:formula="of:=[.D131]-[.D13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693" calcext:value-type="float">
            <text:p>946693</text:p>
          </table:table-cell>
          <table:table-cell table:formula="of:=[.D132]-[.D131]" office:value-type="float" office:value="4" calcext:value-type="float">
            <text:p>4</text:p>
          </table:table-cell>
          <table:table-cell table:formula="of:=[.D132]-[.D12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00" calcext:value-type="float">
            <text:p>946700</text:p>
          </table:table-cell>
          <table:table-cell table:formula="of:=[.D133]-[.D13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04" calcext:value-type="float">
            <text:p>946704</text:p>
          </table:table-cell>
          <table:table-cell table:formula="of:=[.D134]-[.D13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08" calcext:value-type="float">
            <text:p>946708</text:p>
          </table:table-cell>
          <table:table-cell table:formula="of:=[.D135]-[.D13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12" calcext:value-type="float">
            <text:p>946712</text:p>
          </table:table-cell>
          <table:table-cell table:formula="of:=[.D136]-[.D135]" office:value-type="float" office:value="4" calcext:value-type="float">
            <text:p>4</text:p>
          </table:table-cell>
          <table:table-cell table:formula="of:=[.D136]-[.D13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18" calcext:value-type="float">
            <text:p>946718</text:p>
          </table:table-cell>
          <table:table-cell table:formula="of:=[.D137]-[.D13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22" calcext:value-type="float">
            <text:p>946722</text:p>
          </table:table-cell>
          <table:table-cell table:formula="of:=[.D138]-[.D13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26" calcext:value-type="float">
            <text:p>946726</text:p>
          </table:table-cell>
          <table:table-cell table:formula="of:=[.D139]-[.D13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30" calcext:value-type="float">
            <text:p>946730</text:p>
          </table:table-cell>
          <table:table-cell table:formula="of:=[.D140]-[.D139]" office:value-type="float" office:value="4" calcext:value-type="float">
            <text:p>4</text:p>
          </table:table-cell>
          <table:table-cell table:formula="of:=[.D140]-[.D13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37" calcext:value-type="float">
            <text:p>946737</text:p>
          </table:table-cell>
          <table:table-cell table:formula="of:=[.D141]-[.D14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41" calcext:value-type="float">
            <text:p>946741</text:p>
          </table:table-cell>
          <table:table-cell table:formula="of:=[.D142]-[.D14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45" calcext:value-type="float">
            <text:p>946745</text:p>
          </table:table-cell>
          <table:table-cell table:formula="of:=[.D143]-[.D14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49" calcext:value-type="float">
            <text:p>946749</text:p>
          </table:table-cell>
          <table:table-cell table:formula="of:=[.D144]-[.D143]" office:value-type="float" office:value="4" calcext:value-type="float">
            <text:p>4</text:p>
          </table:table-cell>
          <table:table-cell table:formula="of:=[.D144]-[.D14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55" calcext:value-type="float">
            <text:p>946755</text:p>
          </table:table-cell>
          <table:table-cell table:formula="of:=[.D145]-[.D14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59" calcext:value-type="float">
            <text:p>946759</text:p>
          </table:table-cell>
          <table:table-cell table:formula="of:=[.D146]-[.D14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63" calcext:value-type="float">
            <text:p>946763</text:p>
          </table:table-cell>
          <table:table-cell table:formula="of:=[.D147]-[.D14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67" calcext:value-type="float">
            <text:p>946767</text:p>
          </table:table-cell>
          <table:table-cell table:formula="of:=[.D148]-[.D147]" office:value-type="float" office:value="4" calcext:value-type="float">
            <text:p>4</text:p>
          </table:table-cell>
          <table:table-cell table:formula="of:=[.D148]-[.D14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74" calcext:value-type="float">
            <text:p>946774</text:p>
          </table:table-cell>
          <table:table-cell table:formula="of:=[.D149]-[.D14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78" calcext:value-type="float">
            <text:p>946778</text:p>
          </table:table-cell>
          <table:table-cell table:formula="of:=[.D150]-[.D1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82" calcext:value-type="float">
            <text:p>946782</text:p>
          </table:table-cell>
          <table:table-cell table:formula="of:=[.D151]-[.D15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86" calcext:value-type="float">
            <text:p>946786</text:p>
          </table:table-cell>
          <table:table-cell table:formula="of:=[.D152]-[.D151]" office:value-type="float" office:value="4" calcext:value-type="float">
            <text:p>4</text:p>
          </table:table-cell>
          <table:table-cell table:formula="of:=[.D152]-[.D14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92" calcext:value-type="float">
            <text:p>946792</text:p>
          </table:table-cell>
          <table:table-cell table:formula="of:=[.D153]-[.D15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796" calcext:value-type="float">
            <text:p>946796</text:p>
          </table:table-cell>
          <table:table-cell table:formula="of:=[.D154]-[.D15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00" calcext:value-type="float">
            <text:p>946800</text:p>
          </table:table-cell>
          <table:table-cell table:formula="of:=[.D155]-[.D15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04" calcext:value-type="float">
            <text:p>946804</text:p>
          </table:table-cell>
          <table:table-cell table:formula="of:=[.D156]-[.D155]" office:value-type="float" office:value="4" calcext:value-type="float">
            <text:p>4</text:p>
          </table:table-cell>
          <table:table-cell table:formula="of:=[.D156]-[.D15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11" calcext:value-type="float">
            <text:p>946811</text:p>
          </table:table-cell>
          <table:table-cell table:formula="of:=[.D157]-[.D15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15" calcext:value-type="float">
            <text:p>946815</text:p>
          </table:table-cell>
          <table:table-cell table:formula="of:=[.D158]-[.D15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19" calcext:value-type="float">
            <text:p>946819</text:p>
          </table:table-cell>
          <table:table-cell table:formula="of:=[.D159]-[.D15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23" calcext:value-type="float">
            <text:p>946823</text:p>
          </table:table-cell>
          <table:table-cell table:formula="of:=[.D160]-[.D159]" office:value-type="float" office:value="4" calcext:value-type="float">
            <text:p>4</text:p>
          </table:table-cell>
          <table:table-cell table:formula="of:=[.D160]-[.D15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29" calcext:value-type="float">
            <text:p>946829</text:p>
          </table:table-cell>
          <table:table-cell table:formula="of:=[.D161]-[.D16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33" calcext:value-type="float">
            <text:p>946833</text:p>
          </table:table-cell>
          <table:table-cell table:formula="of:=[.D162]-[.D16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37" calcext:value-type="float">
            <text:p>946837</text:p>
          </table:table-cell>
          <table:table-cell table:formula="of:=[.D163]-[.D16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41" calcext:value-type="float">
            <text:p>946841</text:p>
          </table:table-cell>
          <table:table-cell table:formula="of:=[.D164]-[.D163]" office:value-type="float" office:value="4" calcext:value-type="float">
            <text:p>4</text:p>
          </table:table-cell>
          <table:table-cell table:formula="of:=[.D164]-[.D16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48" calcext:value-type="float">
            <text:p>946848</text:p>
          </table:table-cell>
          <table:table-cell table:formula="of:=[.D165]-[.D16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52" calcext:value-type="float">
            <text:p>946852</text:p>
          </table:table-cell>
          <table:table-cell table:formula="of:=[.D166]-[.D16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56" calcext:value-type="float">
            <text:p>946856</text:p>
          </table:table-cell>
          <table:table-cell table:formula="of:=[.D167]-[.D16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60" calcext:value-type="float">
            <text:p>946860</text:p>
          </table:table-cell>
          <table:table-cell table:formula="of:=[.D168]-[.D167]" office:value-type="float" office:value="4" calcext:value-type="float">
            <text:p>4</text:p>
          </table:table-cell>
          <table:table-cell table:formula="of:=[.D168]-[.D16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66" calcext:value-type="float">
            <text:p>946866</text:p>
          </table:table-cell>
          <table:table-cell table:formula="of:=[.D169]-[.D16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70" calcext:value-type="float">
            <text:p>946870</text:p>
          </table:table-cell>
          <table:table-cell table:formula="of:=[.D170]-[.D16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74" calcext:value-type="float">
            <text:p>946874</text:p>
          </table:table-cell>
          <table:table-cell table:formula="of:=[.D171]-[.D17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78" calcext:value-type="float">
            <text:p>946878</text:p>
          </table:table-cell>
          <table:table-cell table:formula="of:=[.D172]-[.D171]" office:value-type="float" office:value="4" calcext:value-type="float">
            <text:p>4</text:p>
          </table:table-cell>
          <table:table-cell table:formula="of:=[.D172]-[.D16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85" calcext:value-type="float">
            <text:p>946885</text:p>
          </table:table-cell>
          <table:table-cell table:formula="of:=[.D173]-[.D17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89" calcext:value-type="float">
            <text:p>946889</text:p>
          </table:table-cell>
          <table:table-cell table:formula="of:=[.D174]-[.D17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93" calcext:value-type="float">
            <text:p>946893</text:p>
          </table:table-cell>
          <table:table-cell table:formula="of:=[.D175]-[.D17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897" calcext:value-type="float">
            <text:p>946897</text:p>
          </table:table-cell>
          <table:table-cell table:formula="of:=[.D176]-[.D175]" office:value-type="float" office:value="4" calcext:value-type="float">
            <text:p>4</text:p>
          </table:table-cell>
          <table:table-cell table:formula="of:=[.D176]-[.D17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03" calcext:value-type="float">
            <text:p>946903</text:p>
          </table:table-cell>
          <table:table-cell table:formula="of:=[.D177]-[.D17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08" calcext:value-type="float">
            <text:p>946908</text:p>
          </table:table-cell>
          <table:table-cell table:formula="of:=[.D178]-[.D17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12" calcext:value-type="float">
            <text:p>946912</text:p>
          </table:table-cell>
          <table:table-cell table:formula="of:=[.D179]-[.D17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16" calcext:value-type="float">
            <text:p>946916</text:p>
          </table:table-cell>
          <table:table-cell table:formula="of:=[.D180]-[.D179]" office:value-type="float" office:value="4" calcext:value-type="float">
            <text:p>4</text:p>
          </table:table-cell>
          <table:table-cell table:formula="of:=[.D180]-[.D17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22" calcext:value-type="float">
            <text:p>946922</text:p>
          </table:table-cell>
          <table:table-cell table:formula="of:=[.D181]-[.D18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26" calcext:value-type="float">
            <text:p>946926</text:p>
          </table:table-cell>
          <table:table-cell table:formula="of:=[.D182]-[.D18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30" calcext:value-type="float">
            <text:p>946930</text:p>
          </table:table-cell>
          <table:table-cell table:formula="of:=[.D183]-[.D18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34" calcext:value-type="float">
            <text:p>946934</text:p>
          </table:table-cell>
          <table:table-cell table:formula="of:=[.D184]-[.D18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40" calcext:value-type="float">
            <text:p>946940</text:p>
          </table:table-cell>
          <table:table-cell table:formula="of:=[.D185]-[.D18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45" calcext:value-type="float">
            <text:p>946945</text:p>
          </table:table-cell>
          <table:table-cell table:formula="of:=[.D186]-[.D18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49" calcext:value-type="float">
            <text:p>946949</text:p>
          </table:table-cell>
          <table:table-cell table:formula="of:=[.D187]-[.D18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53" calcext:value-type="float">
            <text:p>946953</text:p>
          </table:table-cell>
          <table:table-cell table:formula="of:=[.D188]-[.D18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59" calcext:value-type="float">
            <text:p>946959</text:p>
          </table:table-cell>
          <table:table-cell table:formula="of:=[.D189]-[.D18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63" calcext:value-type="float">
            <text:p>946963</text:p>
          </table:table-cell>
          <table:table-cell table:formula="of:=[.D190]-[.D18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67" calcext:value-type="float">
            <text:p>946967</text:p>
          </table:table-cell>
          <table:table-cell table:formula="of:=[.D191]-[.D19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71" calcext:value-type="float">
            <text:p>946971</text:p>
          </table:table-cell>
          <table:table-cell table:formula="of:=[.D192]-[.D19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77" calcext:value-type="float">
            <text:p>946977</text:p>
          </table:table-cell>
          <table:table-cell table:formula="of:=[.D193]-[.D19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82" calcext:value-type="float">
            <text:p>946982</text:p>
          </table:table-cell>
          <table:table-cell table:formula="of:=[.D194]-[.D19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86" calcext:value-type="float">
            <text:p>946986</text:p>
          </table:table-cell>
          <table:table-cell table:formula="of:=[.D195]-[.D19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90" calcext:value-type="float">
            <text:p>946990</text:p>
          </table:table-cell>
          <table:table-cell table:formula="of:=[.D196]-[.D19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6996" calcext:value-type="float">
            <text:p>946996</text:p>
          </table:table-cell>
          <table:table-cell table:formula="of:=[.D197]-[.D19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00" calcext:value-type="float">
            <text:p>947000</text:p>
          </table:table-cell>
          <table:table-cell table:formula="of:=[.D198]-[.D19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04" calcext:value-type="float">
            <text:p>947004</text:p>
          </table:table-cell>
          <table:table-cell table:formula="of:=[.D199]-[.D19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08" calcext:value-type="float">
            <text:p>947008</text:p>
          </table:table-cell>
          <table:table-cell table:formula="of:=[.D200]-[.D19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15" calcext:value-type="float">
            <text:p>947015</text:p>
          </table:table-cell>
          <table:table-cell table:formula="of:=[.D201]-[.D20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19" calcext:value-type="float">
            <text:p>947019</text:p>
          </table:table-cell>
          <table:table-cell table:formula="of:=[.D202]-[.D20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23" calcext:value-type="float">
            <text:p>947023</text:p>
          </table:table-cell>
          <table:table-cell table:formula="of:=[.D203]-[.D20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27" calcext:value-type="float">
            <text:p>947027</text:p>
          </table:table-cell>
          <table:table-cell table:formula="of:=[.D204]-[.D20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33" calcext:value-type="float">
            <text:p>947033</text:p>
          </table:table-cell>
          <table:table-cell table:formula="of:=[.D205]-[.D20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37" calcext:value-type="float">
            <text:p>947037</text:p>
          </table:table-cell>
          <table:table-cell table:formula="of:=[.D206]-[.D20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41" calcext:value-type="float">
            <text:p>947041</text:p>
          </table:table-cell>
          <table:table-cell table:formula="of:=[.D207]-[.D20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45" calcext:value-type="float">
            <text:p>947045</text:p>
          </table:table-cell>
          <table:table-cell table:formula="of:=[.D208]-[.D20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52" calcext:value-type="float">
            <text:p>947052</text:p>
          </table:table-cell>
          <table:table-cell table:formula="of:=[.D209]-[.D20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56" calcext:value-type="float">
            <text:p>947056</text:p>
          </table:table-cell>
          <table:table-cell table:formula="of:=[.D210]-[.D20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60" calcext:value-type="float">
            <text:p>947060</text:p>
          </table:table-cell>
          <table:table-cell table:formula="of:=[.D211]-[.D2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64" calcext:value-type="float">
            <text:p>947064</text:p>
          </table:table-cell>
          <table:table-cell table:formula="of:=[.D212]-[.D2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70" calcext:value-type="float">
            <text:p>947070</text:p>
          </table:table-cell>
          <table:table-cell table:formula="of:=[.D213]-[.D21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75" calcext:value-type="float">
            <text:p>947075</text:p>
          </table:table-cell>
          <table:table-cell table:formula="of:=[.D214]-[.D2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78" calcext:value-type="float">
            <text:p>947078</text:p>
          </table:table-cell>
          <table:table-cell table:formula="of:=[.D215]-[.D21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82" calcext:value-type="float">
            <text:p>947082</text:p>
          </table:table-cell>
          <table:table-cell table:formula="of:=[.D216]-[.D21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89" calcext:value-type="float">
            <text:p>947089</text:p>
          </table:table-cell>
          <table:table-cell table:formula="of:=[.D217]-[.D21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93" calcext:value-type="float">
            <text:p>947093</text:p>
          </table:table-cell>
          <table:table-cell table:formula="of:=[.D218]-[.D21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097" calcext:value-type="float">
            <text:p>947097</text:p>
          </table:table-cell>
          <table:table-cell table:formula="of:=[.D219]-[.D21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01" calcext:value-type="float">
            <text:p>947101</text:p>
          </table:table-cell>
          <table:table-cell table:formula="of:=[.D220]-[.D21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10" calcext:value-type="float">
            <text:p>947110</text:p>
          </table:table-cell>
          <table:table-cell table:formula="of:=[.D221]-[.D220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14" calcext:value-type="float">
            <text:p>947114</text:p>
          </table:table-cell>
          <table:table-cell table:formula="of:=[.D222]-[.D22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18" calcext:value-type="float">
            <text:p>947118</text:p>
          </table:table-cell>
          <table:table-cell table:formula="of:=[.D223]-[.D22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22" calcext:value-type="float">
            <text:p>947122</text:p>
          </table:table-cell>
          <table:table-cell table:formula="of:=[.D224]-[.D2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29" calcext:value-type="float">
            <text:p>947129</text:p>
          </table:table-cell>
          <table:table-cell table:formula="of:=[.D225]-[.D22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33" calcext:value-type="float">
            <text:p>947133</text:p>
          </table:table-cell>
          <table:table-cell table:formula="of:=[.D226]-[.D22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37" calcext:value-type="float">
            <text:p>947137</text:p>
          </table:table-cell>
          <table:table-cell table:formula="of:=[.D227]-[.D22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41" calcext:value-type="float">
            <text:p>947141</text:p>
          </table:table-cell>
          <table:table-cell table:formula="of:=[.D228]-[.D22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47" calcext:value-type="float">
            <text:p>947147</text:p>
          </table:table-cell>
          <table:table-cell table:formula="of:=[.D229]-[.D22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52" calcext:value-type="float">
            <text:p>947152</text:p>
          </table:table-cell>
          <table:table-cell table:formula="of:=[.D230]-[.D2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56" calcext:value-type="float">
            <text:p>947156</text:p>
          </table:table-cell>
          <table:table-cell table:formula="of:=[.D231]-[.D23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60" calcext:value-type="float">
            <text:p>947160</text:p>
          </table:table-cell>
          <table:table-cell table:formula="of:=[.D232]-[.D23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66" calcext:value-type="float">
            <text:p>947166</text:p>
          </table:table-cell>
          <table:table-cell table:formula="of:=[.D233]-[.D23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70" calcext:value-type="float">
            <text:p>947170</text:p>
          </table:table-cell>
          <table:table-cell table:formula="of:=[.D234]-[.D23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74" calcext:value-type="float">
            <text:p>947174</text:p>
          </table:table-cell>
          <table:table-cell table:formula="of:=[.D235]-[.D23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78" calcext:value-type="float">
            <text:p>947178</text:p>
          </table:table-cell>
          <table:table-cell table:formula="of:=[.D236]-[.D23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84" calcext:value-type="float">
            <text:p>947184</text:p>
          </table:table-cell>
          <table:table-cell table:formula="of:=[.D237]-[.D23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89" calcext:value-type="float">
            <text:p>947189</text:p>
          </table:table-cell>
          <table:table-cell table:formula="of:=[.D238]-[.D2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93" calcext:value-type="float">
            <text:p>947193</text:p>
          </table:table-cell>
          <table:table-cell table:formula="of:=[.D239]-[.D23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197" calcext:value-type="float">
            <text:p>947197</text:p>
          </table:table-cell>
          <table:table-cell table:formula="of:=[.D240]-[.D23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03" calcext:value-type="float">
            <text:p>947203</text:p>
          </table:table-cell>
          <table:table-cell table:formula="of:=[.D241]-[.D24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07" calcext:value-type="float">
            <text:p>947207</text:p>
          </table:table-cell>
          <table:table-cell table:formula="of:=[.D242]-[.D24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11" calcext:value-type="float">
            <text:p>947211</text:p>
          </table:table-cell>
          <table:table-cell table:formula="of:=[.D243]-[.D24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15" calcext:value-type="float">
            <text:p>947215</text:p>
          </table:table-cell>
          <table:table-cell table:formula="of:=[.D244]-[.D24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22" calcext:value-type="float">
            <text:p>947222</text:p>
          </table:table-cell>
          <table:table-cell table:formula="of:=[.D245]-[.D24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26" calcext:value-type="float">
            <text:p>947226</text:p>
          </table:table-cell>
          <table:table-cell table:formula="of:=[.D246]-[.D24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30" calcext:value-type="float">
            <text:p>947230</text:p>
          </table:table-cell>
          <table:table-cell table:formula="of:=[.D247]-[.D24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34" calcext:value-type="float">
            <text:p>947234</text:p>
          </table:table-cell>
          <table:table-cell table:formula="of:=[.D248]-[.D24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40" calcext:value-type="float">
            <text:p>947240</text:p>
          </table:table-cell>
          <table:table-cell table:formula="of:=[.D249]-[.D24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45" calcext:value-type="float">
            <text:p>947245</text:p>
          </table:table-cell>
          <table:table-cell table:formula="of:=[.D250]-[.D24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49" calcext:value-type="float">
            <text:p>947249</text:p>
          </table:table-cell>
          <table:table-cell table:formula="of:=[.D251]-[.D25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53" calcext:value-type="float">
            <text:p>947253</text:p>
          </table:table-cell>
          <table:table-cell table:formula="of:=[.D252]-[.D25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59" calcext:value-type="float">
            <text:p>947259</text:p>
          </table:table-cell>
          <table:table-cell table:formula="of:=[.D253]-[.D25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63" calcext:value-type="float">
            <text:p>947263</text:p>
          </table:table-cell>
          <table:table-cell table:formula="of:=[.D254]-[.D25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67" calcext:value-type="float">
            <text:p>947267</text:p>
          </table:table-cell>
          <table:table-cell table:formula="of:=[.D255]-[.D25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71" calcext:value-type="float">
            <text:p>947271</text:p>
          </table:table-cell>
          <table:table-cell table:formula="of:=[.D256]-[.D25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77" calcext:value-type="float">
            <text:p>947277</text:p>
          </table:table-cell>
          <table:table-cell table:formula="of:=[.D257]-[.D25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82" calcext:value-type="float">
            <text:p>947282</text:p>
          </table:table-cell>
          <table:table-cell table:formula="of:=[.D258]-[.D25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86" calcext:value-type="float">
            <text:p>947286</text:p>
          </table:table-cell>
          <table:table-cell table:formula="of:=[.D259]-[.D25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90" calcext:value-type="float">
            <text:p>947290</text:p>
          </table:table-cell>
          <table:table-cell table:formula="of:=[.D260]-[.D25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296" calcext:value-type="float">
            <text:p>947296</text:p>
          </table:table-cell>
          <table:table-cell table:formula="of:=[.D261]-[.D26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00" calcext:value-type="float">
            <text:p>947300</text:p>
          </table:table-cell>
          <table:table-cell table:formula="of:=[.D262]-[.D26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04" calcext:value-type="float">
            <text:p>947304</text:p>
          </table:table-cell>
          <table:table-cell table:formula="of:=[.D263]-[.D26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08" calcext:value-type="float">
            <text:p>947308</text:p>
          </table:table-cell>
          <table:table-cell table:formula="of:=[.D264]-[.D26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15" calcext:value-type="float">
            <text:p>947315</text:p>
          </table:table-cell>
          <table:table-cell table:formula="of:=[.D265]-[.D26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19" calcext:value-type="float">
            <text:p>947319</text:p>
          </table:table-cell>
          <table:table-cell table:formula="of:=[.D266]-[.D26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23" calcext:value-type="float">
            <text:p>947323</text:p>
          </table:table-cell>
          <table:table-cell table:formula="of:=[.D267]-[.D26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27" calcext:value-type="float">
            <text:p>947327</text:p>
          </table:table-cell>
          <table:table-cell table:formula="of:=[.D268]-[.D26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33" calcext:value-type="float">
            <text:p>947333</text:p>
          </table:table-cell>
          <table:table-cell table:formula="of:=[.D269]-[.D26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37" calcext:value-type="float">
            <text:p>947337</text:p>
          </table:table-cell>
          <table:table-cell table:formula="of:=[.D270]-[.D26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41" calcext:value-type="float">
            <text:p>947341</text:p>
          </table:table-cell>
          <table:table-cell table:formula="of:=[.D271]-[.D27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45" calcext:value-type="float">
            <text:p>947345</text:p>
          </table:table-cell>
          <table:table-cell table:formula="of:=[.D272]-[.D27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52" calcext:value-type="float">
            <text:p>947352</text:p>
          </table:table-cell>
          <table:table-cell table:formula="of:=[.D273]-[.D27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56" calcext:value-type="float">
            <text:p>947356</text:p>
          </table:table-cell>
          <table:table-cell table:formula="of:=[.D274]-[.D27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60" calcext:value-type="float">
            <text:p>947360</text:p>
          </table:table-cell>
          <table:table-cell table:formula="of:=[.D275]-[.D27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64" calcext:value-type="float">
            <text:p>947364</text:p>
          </table:table-cell>
          <table:table-cell table:formula="of:=[.D276]-[.D27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70" calcext:value-type="float">
            <text:p>947370</text:p>
          </table:table-cell>
          <table:table-cell table:formula="of:=[.D277]-[.D27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75" calcext:value-type="float">
            <text:p>947375</text:p>
          </table:table-cell>
          <table:table-cell table:formula="of:=[.D278]-[.D27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79" calcext:value-type="float">
            <text:p>947379</text:p>
          </table:table-cell>
          <table:table-cell table:formula="of:=[.D279]-[.D27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83" calcext:value-type="float">
            <text:p>947383</text:p>
          </table:table-cell>
          <table:table-cell table:formula="of:=[.D280]-[.D27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89" calcext:value-type="float">
            <text:p>947389</text:p>
          </table:table-cell>
          <table:table-cell table:formula="of:=[.D281]-[.D28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93" calcext:value-type="float">
            <text:p>947393</text:p>
          </table:table-cell>
          <table:table-cell table:formula="of:=[.D282]-[.D28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397" calcext:value-type="float">
            <text:p>947397</text:p>
          </table:table-cell>
          <table:table-cell table:formula="of:=[.D283]-[.D28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01" calcext:value-type="float">
            <text:p>947401</text:p>
          </table:table-cell>
          <table:table-cell table:formula="of:=[.D284]-[.D28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08" calcext:value-type="float">
            <text:p>947408</text:p>
          </table:table-cell>
          <table:table-cell table:formula="of:=[.D285]-[.D28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12" calcext:value-type="float">
            <text:p>947412</text:p>
          </table:table-cell>
          <table:table-cell table:formula="of:=[.D286]-[.D28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16" calcext:value-type="float">
            <text:p>947416</text:p>
          </table:table-cell>
          <table:table-cell table:formula="of:=[.D287]-[.D28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20" calcext:value-type="float">
            <text:p>947420</text:p>
          </table:table-cell>
          <table:table-cell table:formula="of:=[.D288]-[.D28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26" calcext:value-type="float">
            <text:p>947426</text:p>
          </table:table-cell>
          <table:table-cell table:formula="of:=[.D289]-[.D28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31" calcext:value-type="float">
            <text:p>947431</text:p>
          </table:table-cell>
          <table:table-cell table:formula="of:=[.D290]-[.D2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35" calcext:value-type="float">
            <text:p>947435</text:p>
          </table:table-cell>
          <table:table-cell table:formula="of:=[.D291]-[.D29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39" calcext:value-type="float">
            <text:p>947439</text:p>
          </table:table-cell>
          <table:table-cell table:formula="of:=[.D292]-[.D29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45" calcext:value-type="float">
            <text:p>947445</text:p>
          </table:table-cell>
          <table:table-cell table:formula="of:=[.D293]-[.D29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49" calcext:value-type="float">
            <text:p>947449</text:p>
          </table:table-cell>
          <table:table-cell table:formula="of:=[.D294]-[.D29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53" calcext:value-type="float">
            <text:p>947453</text:p>
          </table:table-cell>
          <table:table-cell table:formula="of:=[.D295]-[.D29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57" calcext:value-type="float">
            <text:p>947457</text:p>
          </table:table-cell>
          <table:table-cell table:formula="of:=[.D296]-[.D29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64" calcext:value-type="float">
            <text:p>947464</text:p>
          </table:table-cell>
          <table:table-cell table:formula="of:=[.D297]-[.D29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68" calcext:value-type="float">
            <text:p>947468</text:p>
          </table:table-cell>
          <table:table-cell table:formula="of:=[.D298]-[.D29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72" calcext:value-type="float">
            <text:p>947472</text:p>
          </table:table-cell>
          <table:table-cell table:formula="of:=[.D299]-[.D29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76" calcext:value-type="float">
            <text:p>947476</text:p>
          </table:table-cell>
          <table:table-cell table:formula="of:=[.D300]-[.D29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82" calcext:value-type="float">
            <text:p>947482</text:p>
          </table:table-cell>
          <table:table-cell table:formula="of:=[.D301]-[.D30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87" calcext:value-type="float">
            <text:p>947487</text:p>
          </table:table-cell>
          <table:table-cell table:formula="of:=[.D302]-[.D30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91" calcext:value-type="float">
            <text:p>947491</text:p>
          </table:table-cell>
          <table:table-cell table:formula="of:=[.D303]-[.D30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495" calcext:value-type="float">
            <text:p>947495</text:p>
          </table:table-cell>
          <table:table-cell table:formula="of:=[.D304]-[.D30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01" calcext:value-type="float">
            <text:p>947501</text:p>
          </table:table-cell>
          <table:table-cell table:formula="of:=[.D305]-[.D30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06" calcext:value-type="float">
            <text:p>947506</text:p>
          </table:table-cell>
          <table:table-cell table:formula="of:=[.D306]-[.D30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10" calcext:value-type="float">
            <text:p>947510</text:p>
          </table:table-cell>
          <table:table-cell table:formula="of:=[.D307]-[.D30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14" calcext:value-type="float">
            <text:p>947514</text:p>
          </table:table-cell>
          <table:table-cell table:formula="of:=[.D308]-[.D30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20" calcext:value-type="float">
            <text:p>947520</text:p>
          </table:table-cell>
          <table:table-cell table:formula="of:=[.D309]-[.D30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24" calcext:value-type="float">
            <text:p>947524</text:p>
          </table:table-cell>
          <table:table-cell table:formula="of:=[.D310]-[.D30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28" calcext:value-type="float">
            <text:p>947528</text:p>
          </table:table-cell>
          <table:table-cell table:formula="of:=[.D311]-[.D3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32" calcext:value-type="float">
            <text:p>947532</text:p>
          </table:table-cell>
          <table:table-cell table:formula="of:=[.D312]-[.D3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39" calcext:value-type="float">
            <text:p>947539</text:p>
          </table:table-cell>
          <table:table-cell table:formula="of:=[.D313]-[.D31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43" calcext:value-type="float">
            <text:p>947543</text:p>
          </table:table-cell>
          <table:table-cell table:formula="of:=[.D314]-[.D31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47" calcext:value-type="float">
            <text:p>947547</text:p>
          </table:table-cell>
          <table:table-cell table:formula="of:=[.D315]-[.D31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51" calcext:value-type="float">
            <text:p>947551</text:p>
          </table:table-cell>
          <table:table-cell table:formula="of:=[.D316]-[.D31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57" calcext:value-type="float">
            <text:p>947557</text:p>
          </table:table-cell>
          <table:table-cell table:formula="of:=[.D317]-[.D31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61" calcext:value-type="float">
            <text:p>947561</text:p>
          </table:table-cell>
          <table:table-cell table:formula="of:=[.D318]-[.D31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65" calcext:value-type="float">
            <text:p>947565</text:p>
          </table:table-cell>
          <table:table-cell table:formula="of:=[.D319]-[.D31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69" calcext:value-type="float">
            <text:p>947569</text:p>
          </table:table-cell>
          <table:table-cell table:formula="of:=[.D320]-[.D31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75" calcext:value-type="float">
            <text:p>947575</text:p>
          </table:table-cell>
          <table:table-cell table:formula="of:=[.D321]-[.D32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80" calcext:value-type="float">
            <text:p>947580</text:p>
          </table:table-cell>
          <table:table-cell table:formula="of:=[.D322]-[.D32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84" calcext:value-type="float">
            <text:p>947584</text:p>
          </table:table-cell>
          <table:table-cell table:formula="of:=[.D323]-[.D32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88" calcext:value-type="float">
            <text:p>947588</text:p>
          </table:table-cell>
          <table:table-cell table:formula="of:=[.D324]-[.D3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94" calcext:value-type="float">
            <text:p>947594</text:p>
          </table:table-cell>
          <table:table-cell table:formula="of:=[.D325]-[.D32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598" calcext:value-type="float">
            <text:p>947598</text:p>
          </table:table-cell>
          <table:table-cell table:formula="of:=[.D326]-[.D32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02" calcext:value-type="float">
            <text:p>947602</text:p>
          </table:table-cell>
          <table:table-cell table:formula="of:=[.D327]-[.D32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06" calcext:value-type="float">
            <text:p>947606</text:p>
          </table:table-cell>
          <table:table-cell table:formula="of:=[.D328]-[.D32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13" calcext:value-type="float">
            <text:p>947613</text:p>
          </table:table-cell>
          <table:table-cell table:formula="of:=[.D329]-[.D32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17" calcext:value-type="float">
            <text:p>947617</text:p>
          </table:table-cell>
          <table:table-cell table:formula="of:=[.D330]-[.D32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23" calcext:value-type="float">
            <text:p>947623</text:p>
          </table:table-cell>
          <table:table-cell table:formula="of:=[.D331]-[.D33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27" calcext:value-type="float">
            <text:p>947627</text:p>
          </table:table-cell>
          <table:table-cell table:formula="of:=[.D332]-[.D33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34" calcext:value-type="float">
            <text:p>947634</text:p>
          </table:table-cell>
          <table:table-cell table:formula="of:=[.D333]-[.D33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38" calcext:value-type="float">
            <text:p>947638</text:p>
          </table:table-cell>
          <table:table-cell table:formula="of:=[.D334]-[.D33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42" calcext:value-type="float">
            <text:p>947642</text:p>
          </table:table-cell>
          <table:table-cell table:formula="of:=[.D335]-[.D33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46" calcext:value-type="float">
            <text:p>947646</text:p>
          </table:table-cell>
          <table:table-cell table:formula="of:=[.D336]-[.D33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52" calcext:value-type="float">
            <text:p>947652</text:p>
          </table:table-cell>
          <table:table-cell table:formula="of:=[.D337]-[.D33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56" calcext:value-type="float">
            <text:p>947656</text:p>
          </table:table-cell>
          <table:table-cell table:formula="of:=[.D338]-[.D33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60" calcext:value-type="float">
            <text:p>947660</text:p>
          </table:table-cell>
          <table:table-cell table:formula="of:=[.D339]-[.D33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64" calcext:value-type="float">
            <text:p>947664</text:p>
          </table:table-cell>
          <table:table-cell table:formula="of:=[.D340]-[.D33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71" calcext:value-type="float">
            <text:p>947671</text:p>
          </table:table-cell>
          <table:table-cell table:formula="of:=[.D341]-[.D34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75" calcext:value-type="float">
            <text:p>947675</text:p>
          </table:table-cell>
          <table:table-cell table:formula="of:=[.D342]-[.D34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79" calcext:value-type="float">
            <text:p>947679</text:p>
          </table:table-cell>
          <table:table-cell table:formula="of:=[.D343]-[.D34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83" calcext:value-type="float">
            <text:p>947683</text:p>
          </table:table-cell>
          <table:table-cell table:formula="of:=[.D344]-[.D34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89" calcext:value-type="float">
            <text:p>947689</text:p>
          </table:table-cell>
          <table:table-cell table:formula="of:=[.D345]-[.D34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693" calcext:value-type="float">
            <text:p>947693</text:p>
          </table:table-cell>
          <table:table-cell table:formula="of:=[.D346]-[.D34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04" calcext:value-type="float">
            <text:p>947704</text:p>
          </table:table-cell>
          <table:table-cell table:formula="of:=[.D347]-[.D34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08" calcext:value-type="float">
            <text:p>947708</text:p>
          </table:table-cell>
          <table:table-cell table:formula="of:=[.D348]-[.D34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14" calcext:value-type="float">
            <text:p>947714</text:p>
          </table:table-cell>
          <table:table-cell table:formula="of:=[.D349]-[.D34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19" calcext:value-type="float">
            <text:p>947719</text:p>
          </table:table-cell>
          <table:table-cell table:formula="of:=[.D350]-[.D34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23" calcext:value-type="float">
            <text:p>947723</text:p>
          </table:table-cell>
          <table:table-cell table:formula="of:=[.D351]-[.D35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27" calcext:value-type="float">
            <text:p>947727</text:p>
          </table:table-cell>
          <table:table-cell table:formula="of:=[.D352]-[.D35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33" calcext:value-type="float">
            <text:p>947733</text:p>
          </table:table-cell>
          <table:table-cell table:formula="of:=[.D353]-[.D35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37" calcext:value-type="float">
            <text:p>947737</text:p>
          </table:table-cell>
          <table:table-cell table:formula="of:=[.D354]-[.D35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41" calcext:value-type="float">
            <text:p>947741</text:p>
          </table:table-cell>
          <table:table-cell table:formula="of:=[.D355]-[.D35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45" calcext:value-type="float">
            <text:p>947745</text:p>
          </table:table-cell>
          <table:table-cell table:formula="of:=[.D356]-[.D35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52" calcext:value-type="float">
            <text:p>947752</text:p>
          </table:table-cell>
          <table:table-cell table:formula="of:=[.D357]-[.D35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56" calcext:value-type="float">
            <text:p>947756</text:p>
          </table:table-cell>
          <table:table-cell table:formula="of:=[.D358]-[.D35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60" calcext:value-type="float">
            <text:p>947760</text:p>
          </table:table-cell>
          <table:table-cell table:formula="of:=[.D359]-[.D35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64" calcext:value-type="float">
            <text:p>947764</text:p>
          </table:table-cell>
          <table:table-cell table:formula="of:=[.D360]-[.D35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70" calcext:value-type="float">
            <text:p>947770</text:p>
          </table:table-cell>
          <table:table-cell table:formula="of:=[.D361]-[.D36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74" calcext:value-type="float">
            <text:p>947774</text:p>
          </table:table-cell>
          <table:table-cell table:formula="of:=[.D362]-[.D36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78" calcext:value-type="float">
            <text:p>947778</text:p>
          </table:table-cell>
          <table:table-cell table:formula="of:=[.D363]-[.D36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82" calcext:value-type="float">
            <text:p>947782</text:p>
          </table:table-cell>
          <table:table-cell table:formula="of:=[.D364]-[.D36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89" calcext:value-type="float">
            <text:p>947789</text:p>
          </table:table-cell>
          <table:table-cell table:formula="of:=[.D365]-[.D36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93" calcext:value-type="float">
            <text:p>947793</text:p>
          </table:table-cell>
          <table:table-cell table:formula="of:=[.D366]-[.D36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797" calcext:value-type="float">
            <text:p>947797</text:p>
          </table:table-cell>
          <table:table-cell table:formula="of:=[.D367]-[.D36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01" calcext:value-type="float">
            <text:p>947801</text:p>
          </table:table-cell>
          <table:table-cell table:formula="of:=[.D368]-[.D36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07" calcext:value-type="float">
            <text:p>947807</text:p>
          </table:table-cell>
          <table:table-cell table:formula="of:=[.D369]-[.D36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12" calcext:value-type="float">
            <text:p>947812</text:p>
          </table:table-cell>
          <table:table-cell table:formula="of:=[.D370]-[.D3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16" calcext:value-type="float">
            <text:p>947816</text:p>
          </table:table-cell>
          <table:table-cell table:formula="of:=[.D371]-[.D37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20" calcext:value-type="float">
            <text:p>947820</text:p>
          </table:table-cell>
          <table:table-cell table:formula="of:=[.D372]-[.D37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26" calcext:value-type="float">
            <text:p>947826</text:p>
          </table:table-cell>
          <table:table-cell table:formula="of:=[.D373]-[.D37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30" calcext:value-type="float">
            <text:p>947830</text:p>
          </table:table-cell>
          <table:table-cell table:formula="of:=[.D374]-[.D37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34" calcext:value-type="float">
            <text:p>947834</text:p>
          </table:table-cell>
          <table:table-cell table:formula="of:=[.D375]-[.D37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38" calcext:value-type="float">
            <text:p>947838</text:p>
          </table:table-cell>
          <table:table-cell table:formula="of:=[.D376]-[.D37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44" calcext:value-type="float">
            <text:p>947844</text:p>
          </table:table-cell>
          <table:table-cell table:formula="of:=[.D377]-[.D37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49" calcext:value-type="float">
            <text:p>947849</text:p>
          </table:table-cell>
          <table:table-cell table:formula="of:=[.D378]-[.D37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53" calcext:value-type="float">
            <text:p>947853</text:p>
          </table:table-cell>
          <table:table-cell table:formula="of:=[.D379]-[.D37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57" calcext:value-type="float">
            <text:p>947857</text:p>
          </table:table-cell>
          <table:table-cell table:formula="of:=[.D380]-[.D37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63" calcext:value-type="float">
            <text:p>947863</text:p>
          </table:table-cell>
          <table:table-cell table:formula="of:=[.D381]-[.D38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67" calcext:value-type="float">
            <text:p>947867</text:p>
          </table:table-cell>
          <table:table-cell table:formula="of:=[.D382]-[.D38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71" calcext:value-type="float">
            <text:p>947871</text:p>
          </table:table-cell>
          <table:table-cell table:formula="of:=[.D383]-[.D38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75" calcext:value-type="float">
            <text:p>947875</text:p>
          </table:table-cell>
          <table:table-cell table:formula="of:=[.D384]-[.D38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81" calcext:value-type="float">
            <text:p>947881</text:p>
          </table:table-cell>
          <table:table-cell table:formula="of:=[.D385]-[.D38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86" calcext:value-type="float">
            <text:p>947886</text:p>
          </table:table-cell>
          <table:table-cell table:formula="of:=[.D386]-[.D38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90" calcext:value-type="float">
            <text:p>947890</text:p>
          </table:table-cell>
          <table:table-cell table:formula="of:=[.D387]-[.D38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894" calcext:value-type="float">
            <text:p>947894</text:p>
          </table:table-cell>
          <table:table-cell table:formula="of:=[.D388]-[.D38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900" calcext:value-type="float">
            <text:p>947900</text:p>
          </table:table-cell>
          <table:table-cell table:formula="of:=[.D389]-[.D38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904" calcext:value-type="float">
            <text:p>947904</text:p>
          </table:table-cell>
          <table:table-cell table:formula="of:=[.D390]-[.D38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908" calcext:value-type="float">
            <text:p>947908</text:p>
          </table:table-cell>
          <table:table-cell table:formula="of:=[.D391]-[.D39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912" calcext:value-type="float">
            <text:p>947912</text:p>
          </table:table-cell>
          <table:table-cell table:formula="of:=[.D392]-[.D39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918" calcext:value-type="float">
            <text:p>947918</text:p>
          </table:table-cell>
          <table:table-cell table:formula="of:=[.D393]-[.D39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923" calcext:value-type="float">
            <text:p>947923</text:p>
          </table:table-cell>
          <table:table-cell table:formula="of:=[.D394]-[.D39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927" calcext:value-type="float">
            <text:p>947927</text:p>
          </table:table-cell>
          <table:table-cell table:formula="of:=[.D395]-[.D39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931" calcext:value-type="float">
            <text:p>947931</text:p>
          </table:table-cell>
          <table:table-cell table:formula="of:=[.D396]-[.D39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fore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937" calcext:value-type="float">
            <text:p>947937</text:p>
          </table:table-cell>
          <table:table-cell table:formula="of:=[.D397]-[.D39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b entered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941" calcext:value-type="float">
            <text:p>947941</text:p>
          </table:table-cell>
          <table:table-cell table:formula="of:=[.D398]-[.D39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 exiting 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945" calcext:value-type="float">
            <text:p>947945</text:p>
          </table:table-cell>
          <table:table-cell table:formula="of:=[.D399]-[.D39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ter_calc</text:p>
          </table:table-cell>
          <table:table-cell office:value-type="string" calcext:value-type="string">
            <text:p>2018/05/13</text:p>
          </table:table-cell>
          <table:table-cell office:value-type="string" calcext:value-type="string">
            <text:p>00:45:41</text:p>
          </table:table-cell>
          <table:table-cell office:value-type="float" office:value="947949" calcext:value-type="float">
            <text:p>947949</text:p>
          </table:table-cell>
          <table:table-cell table:formula="of:=[.D400]-[.D399]" office:value-type="float" office:value="4" calcext:value-type="float">
            <text:p>4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ime_corba.A1:time_corba.E40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 style:data-style-name="N2" text:time-value="21:47:45.867228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5:32:56.612479591</meta:creation-date>
    <dc:date>2018-05-15T17:56:15.890637648</dc:date>
    <meta:editing-duration>P2DT20H5M39S</meta:editing-duration>
    <meta:editing-cycles>2</meta:editing-cycles>
    <meta:generator>LibreOffice/5.4.6.2$Linux_X86_64 LibreOffice_project/40m0$Build-2</meta:generator>
    <meta:document-statistic meta:table-count="3" meta:cell-count="4056" meta:object-count="0"/>
  </office:meta>
</office:document-meta>
</file>